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dist.pbe-vdw.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97192">
            <text:p>2.97192</text:p>
          </table:table-cell>
          <table:table-cell office:value-type="string">
            <text:p>A</text:p>
          </table:table-cell>
          <table:table-cell/>
          <table:table-cell office:value-type="string">
            <text:p>dist.pbe-vdw.0.dat: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st.pbe-vdw.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5573">
            <text:p>2.85573</text:p>
          </table:table-cell>
          <table:table-cell office:value-type="string">
            <text:p>A</text:p>
          </table:table-cell>
          <table:table-cell/>
          <table:table-cell office:value-type="string">
            <text:p>dist.pbe-vdw.0.dat: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st.pbe-vdw.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5573">
            <text:p>2.8557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be-vdw.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5573">
            <text:p>2.85573</text:p>
          </table:table-cell>
          <table:table-cell office:value-type="string">
            <text:p>A</text:p>
          </table:table-cell>
          <table:table-cell/>
          <table:table-cell office:value-type="string">
            <text:p>dist.pbe-vdw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be-vdw.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5573">
            <text:p>2.8557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be-vdw.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97192">
            <text:p>2.97192</text:p>
          </table:table-cell>
          <table:table-cell office:value-type="string">
            <text:p>A</text:p>
          </table:table-cell>
          <table:table-cell/>
          <table:table-cell office:value-type="string">
            <text:p>dist.pbe-vdw.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-vdw.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8711">
            <text:p>2.88711</text:p>
          </table:table-cell>
          <table:table-cell office:value-type="string">
            <text:p>A</text:p>
          </table:table-cell>
          <table:table-cell/>
          <table:table-cell office:value-type="string">
            <text:p>dist.pbe-vdw.50.dat: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ist.pbe-vdw.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7954">
            <text:p>2.77954</text:p>
          </table:table-cell>
          <table:table-cell office:value-type="string">
            <text:p>A</text:p>
          </table:table-cell>
          <table:table-cell/>
          <table:table-cell office:value-type="string">
            <text:p>dist.pbe-vdw.50.dat: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ist.pbe-vdw.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7954">
            <text:p>2.7795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-vdw.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7954">
            <text:p>2.77954</text:p>
          </table:table-cell>
          <table:table-cell office:value-type="string">
            <text:p>A</text:p>
          </table:table-cell>
          <table:table-cell/>
          <table:table-cell office:value-type="string">
            <text:p>dist.pbe-vdw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-vdw.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7954">
            <text:p>2.7795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-vdw.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8711">
            <text:p>2.88711</text:p>
          </table:table-cell>
          <table:table-cell office:value-type="string">
            <text:p>A</text:p>
          </table:table-cell>
          <table:table-cell/>
          <table:table-cell office:value-type="string">
            <text:p>dist.pbe-vdw.5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-vdw.1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5193">
            <text:p>2.95193</text:p>
          </table:table-cell>
          <table:table-cell office:value-type="string">
            <text:p>A</text:p>
          </table:table-cell>
          <table:table-cell/>
          <table:table-cell office:value-type="string">
            <text:p>dist.pbe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-vdw.1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5193">
            <text:p>2.951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-vdw.1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2649">
            <text:p>2.82649</text:p>
          </table:table-cell>
          <table:table-cell office:value-type="string">
            <text:p>A</text:p>
          </table:table-cell>
          <table:table-cell/>
          <table:table-cell office:value-type="string">
            <text:p>dist.pbe-vdw.100.dat: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ist.pbe-vdw.1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2541">
            <text:p>2.72541</text:p>
          </table:table-cell>
          <table:table-cell office:value-type="string">
            <text:p>A</text:p>
          </table:table-cell>
          <table:table-cell/>
          <table:table-cell office:value-type="string">
            <text:p>dist.pbe-vdw.100.dat: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ist.pbe-vdw.1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2541">
            <text:p>2.7254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-vdw.1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5193">
            <text:p>2.951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-vdw.1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2541">
            <text:p>2.72541</text:p>
          </table:table-cell>
          <table:table-cell office:value-type="string">
            <text:p>A</text:p>
          </table:table-cell>
          <table:table-cell/>
          <table:table-cell office:value-type="string">
            <text:p>dist.pbe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-vdw.1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2541">
            <text:p>2.7254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-vdw.1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2649">
            <text:p>2.82649</text:p>
          </table:table-cell>
          <table:table-cell office:value-type="string">
            <text:p>A</text:p>
          </table:table-cell>
          <table:table-cell/>
          <table:table-cell office:value-type="string">
            <text:p>dist.pbe-vdw.10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-vdw.1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8776">
            <text:p>2.88776</text:p>
          </table:table-cell>
          <table:table-cell office:value-type="string">
            <text:p>A</text:p>
          </table:table-cell>
          <table:table-cell/>
          <table:table-cell office:value-type="string">
            <text:p>dist.pbe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-vdw.1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8776">
            <text:p>2.8877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-vdw.1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7928">
            <text:p>2.77928</text:p>
          </table:table-cell>
          <table:table-cell office:value-type="string">
            <text:p>A</text:p>
          </table:table-cell>
          <table:table-cell/>
          <table:table-cell office:value-type="string">
            <text:p>dist.pbe-vdw.150.dat: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ist.pbe-vdw.1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8205">
            <text:p>2.68205</text:p>
          </table:table-cell>
          <table:table-cell office:value-type="string">
            <text:p>A</text:p>
          </table:table-cell>
          <table:table-cell/>
          <table:table-cell office:value-type="string">
            <text:p>dist.pbe-vdw.150.dat: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ist.pbe-vdw.1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8205">
            <text:p>2.6820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-vdw.1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8776">
            <text:p>2.8877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-vdw.1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8205">
            <text:p>2.68205</text:p>
          </table:table-cell>
          <table:table-cell office:value-type="string">
            <text:p>A</text:p>
          </table:table-cell>
          <table:table-cell/>
          <table:table-cell office:value-type="string">
            <text:p>dist.pbe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-vdw.1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8205">
            <text:p>2.6820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-vdw.1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7928">
            <text:p>2.77928</text:p>
          </table:table-cell>
          <table:table-cell office:value-type="string">
            <text:p>A</text:p>
          </table:table-cell>
          <table:table-cell/>
          <table:table-cell office:value-type="string">
            <text:p>dist.pbe-vdw.15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3575">
            <text:p>2.83575</text:p>
          </table:table-cell>
          <table:table-cell office:value-type="string">
            <text:p>A</text:p>
          </table:table-cell>
          <table:table-cell/>
          <table:table-cell office:value-type="string">
            <text:p>dist.pbe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3575">
            <text:p>2.8357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3992">
            <text:p>2.73992</text:p>
          </table:table-cell>
          <table:table-cell office:value-type="string">
            <text:p>A</text:p>
          </table:table-cell>
          <table:table-cell/>
          <table:table-cell office:value-type="string">
            <text:p>dist.pbe-vdw.200.dat: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4596">
            <text:p>2.64596</text:p>
          </table:table-cell>
          <table:table-cell office:value-type="string">
            <text:p>A</text:p>
          </table:table-cell>
          <table:table-cell/>
          <table:table-cell office:value-type="string">
            <text:p>dist.pbe-vdw.200.dat: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4596">
            <text:p>2.6459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3575">
            <text:p>2.8357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4596">
            <text:p>2.64596</text:p>
          </table:table-cell>
          <table:table-cell office:value-type="string">
            <text:p>A</text:p>
          </table:table-cell>
          <table:table-cell/>
          <table:table-cell office:value-type="string">
            <text:p>dist.pbe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4596">
            <text:p>2.6459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3992">
            <text:p>2.73992</text:p>
          </table:table-cell>
          <table:table-cell office:value-type="string">
            <text:p>A</text:p>
          </table:table-cell>
          <table:table-cell/>
          <table:table-cell office:value-type="string">
            <text:p>dist.pbe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8586">
            <text:p>2.98586</text:p>
          </table:table-cell>
          <table:table-cell office:value-type="string">
            <text:p>A</text:p>
          </table:table-cell>
          <table:table-cell/>
          <table:table-cell office:value-type="string">
            <text:p>dist.pbe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-vdw.2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8586">
            <text:p>2.9858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20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919">
            <text:p>2.7919</text:p>
          </table:table-cell>
          <table:table-cell office:value-type="string">
            <text:p>A</text:p>
          </table:table-cell>
          <table:table-cell/>
          <table:table-cell office:value-type="string">
            <text:p>dist.pbe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919">
            <text:p>2.791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0623">
            <text:p>2.70623</text:p>
          </table:table-cell>
          <table:table-cell office:value-type="string">
            <text:p>A</text:p>
          </table:table-cell>
          <table:table-cell/>
          <table:table-cell office:value-type="string">
            <text:p>dist.pbe-vdw.250.dat: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15">
            <text:p>2.615</text:p>
          </table:table-cell>
          <table:table-cell office:value-type="string">
            <text:p>A</text:p>
          </table:table-cell>
          <table:table-cell/>
          <table:table-cell office:value-type="string">
            <text:p>dist.pbe-vdw.250.dat: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15">
            <text:p>2.61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919">
            <text:p>2.791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15">
            <text:p>2.615</text:p>
          </table:table-cell>
          <table:table-cell office:value-type="string">
            <text:p>A</text:p>
          </table:table-cell>
          <table:table-cell/>
          <table:table-cell office:value-type="string">
            <text:p>dist.pbe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15">
            <text:p>2.61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0623">
            <text:p>2.70623</text:p>
          </table:table-cell>
          <table:table-cell office:value-type="string">
            <text:p>A</text:p>
          </table:table-cell>
          <table:table-cell/>
          <table:table-cell office:value-type="string">
            <text:p>dist.pbe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401">
            <text:p>2.9401</text:p>
          </table:table-cell>
          <table:table-cell office:value-type="string">
            <text:p>A</text:p>
          </table:table-cell>
          <table:table-cell/>
          <table:table-cell office:value-type="string">
            <text:p>dist.pbe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-vdw.2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401">
            <text:p>2.940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25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5397">
            <text:p>2.75397</text:p>
          </table:table-cell>
          <table:table-cell office:value-type="string">
            <text:p>A</text:p>
          </table:table-cell>
          <table:table-cell/>
          <table:table-cell office:value-type="string">
            <text:p>dist.pbe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5397">
            <text:p>2.7539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7671">
            <text:p>2.67671</text:p>
          </table:table-cell>
          <table:table-cell office:value-type="string">
            <text:p>A</text:p>
          </table:table-cell>
          <table:table-cell/>
          <table:table-cell office:value-type="string">
            <text:p>dist.pbe-vdw.300.dat: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8784">
            <text:p>2.58784</text:p>
          </table:table-cell>
          <table:table-cell office:value-type="string">
            <text:p>A</text:p>
          </table:table-cell>
          <table:table-cell/>
          <table:table-cell office:value-type="string">
            <text:p>dist.pbe-vdw.300.dat: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8784">
            <text:p>2.5878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5397">
            <text:p>2.7539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8784">
            <text:p>2.58784</text:p>
          </table:table-cell>
          <table:table-cell office:value-type="string">
            <text:p>A</text:p>
          </table:table-cell>
          <table:table-cell/>
          <table:table-cell office:value-type="string">
            <text:p>dist.pbe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8784">
            <text:p>2.5878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7671">
            <text:p>2.67671</text:p>
          </table:table-cell>
          <table:table-cell office:value-type="string">
            <text:p>A</text:p>
          </table:table-cell>
          <table:table-cell/>
          <table:table-cell office:value-type="string">
            <text:p>dist.pbe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0034">
            <text:p>2.90034</text:p>
          </table:table-cell>
          <table:table-cell office:value-type="string">
            <text:p>A</text:p>
          </table:table-cell>
          <table:table-cell/>
          <table:table-cell office:value-type="string">
            <text:p>dist.pbe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-vdw.3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0034">
            <text:p>2.9003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30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2053">
            <text:p>2.72053</text:p>
          </table:table-cell>
          <table:table-cell office:value-type="string">
            <text:p>A</text:p>
          </table:table-cell>
          <table:table-cell/>
          <table:table-cell office:value-type="string">
            <text:p>dist.pbe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2053">
            <text:p>2.7205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5037">
            <text:p>2.65037</text:p>
          </table:table-cell>
          <table:table-cell office:value-type="string">
            <text:p>A</text:p>
          </table:table-cell>
          <table:table-cell/>
          <table:table-cell office:value-type="string">
            <text:p>dist.pbe-vdw.350.dat: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6363">
            <text:p>2.56363</text:p>
          </table:table-cell>
          <table:table-cell office:value-type="string">
            <text:p>A</text:p>
          </table:table-cell>
          <table:table-cell/>
          <table:table-cell office:value-type="string">
            <text:p>dist.pbe-vdw.350.dat: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6363">
            <text:p>2.5636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2053">
            <text:p>2.7205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6363">
            <text:p>2.56363</text:p>
          </table:table-cell>
          <table:table-cell office:value-type="string">
            <text:p>A</text:p>
          </table:table-cell>
          <table:table-cell/>
          <table:table-cell office:value-type="string">
            <text:p>dist.pbe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6363">
            <text:p>2.5636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5037">
            <text:p>2.65037</text:p>
          </table:table-cell>
          <table:table-cell office:value-type="string">
            <text:p>A</text:p>
          </table:table-cell>
          <table:table-cell/>
          <table:table-cell office:value-type="string">
            <text:p>dist.pbe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6509">
            <text:p>2.86509</text:p>
          </table:table-cell>
          <table:table-cell office:value-type="string">
            <text:p>A</text:p>
          </table:table-cell>
          <table:table-cell/>
          <table:table-cell office:value-type="string">
            <text:p>dist.pbe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-vdw.3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6509">
            <text:p>2.8650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35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9061">
            <text:p>2.69061</text:p>
          </table:table-cell>
          <table:table-cell office:value-type="string">
            <text:p>A</text:p>
          </table:table-cell>
          <table:table-cell/>
          <table:table-cell office:value-type="string">
            <text:p>dist.pbe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9061">
            <text:p>2.6906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266">
            <text:p>2.6266</text:p>
          </table:table-cell>
          <table:table-cell office:value-type="string">
            <text:p>A</text:p>
          </table:table-cell>
          <table:table-cell/>
          <table:table-cell office:value-type="string">
            <text:p>dist.pbe-vdw.400.dat: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4177">
            <text:p>2.54177</text:p>
          </table:table-cell>
          <table:table-cell office:value-type="string">
            <text:p>A</text:p>
          </table:table-cell>
          <table:table-cell/>
          <table:table-cell office:value-type="string">
            <text:p>dist.pbe-vdw.400.dat: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4177">
            <text:p>2.5417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9061">
            <text:p>2.6906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4177">
            <text:p>2.54177</text:p>
          </table:table-cell>
          <table:table-cell office:value-type="string">
            <text:p>A</text:p>
          </table:table-cell>
          <table:table-cell/>
          <table:table-cell office:value-type="string">
            <text:p>dist.pbe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4177">
            <text:p>2.5417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266">
            <text:p>2.6266</text:p>
          </table:table-cell>
          <table:table-cell office:value-type="string">
            <text:p>A</text:p>
          </table:table-cell>
          <table:table-cell/>
          <table:table-cell office:value-type="string">
            <text:p>dist.pbe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3342">
            <text:p>2.83342</text:p>
          </table:table-cell>
          <table:table-cell office:value-type="string">
            <text:p>A</text:p>
          </table:table-cell>
          <table:table-cell/>
          <table:table-cell office:value-type="string">
            <text:p>dist.pbe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-vdw.4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3342">
            <text:p>2.8334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40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6356">
            <text:p>2.66356</text:p>
          </table:table-cell>
          <table:table-cell office:value-type="string">
            <text:p>A</text:p>
          </table:table-cell>
          <table:table-cell/>
          <table:table-cell office:value-type="string">
            <text:p>dist.pbe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6356">
            <text:p>2.663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0494">
            <text:p>2.60494</text:p>
          </table:table-cell>
          <table:table-cell office:value-type="string">
            <text:p>A</text:p>
          </table:table-cell>
          <table:table-cell/>
          <table:table-cell office:value-type="string">
            <text:p>dist.pbe-vdw.450.dat: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2183">
            <text:p>2.52183</text:p>
          </table:table-cell>
          <table:table-cell office:value-type="string">
            <text:p>A</text:p>
          </table:table-cell>
          <table:table-cell/>
          <table:table-cell office:value-type="string">
            <text:p>dist.pbe-vdw.450.dat: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2183">
            <text:p>2.5218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6356">
            <text:p>2.663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2183">
            <text:p>2.52183</text:p>
          </table:table-cell>
          <table:table-cell office:value-type="string">
            <text:p>A</text:p>
          </table:table-cell>
          <table:table-cell/>
          <table:table-cell office:value-type="string">
            <text:p>dist.pbe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2183">
            <text:p>2.5218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0494">
            <text:p>2.60494</text:p>
          </table:table-cell>
          <table:table-cell office:value-type="string">
            <text:p>A</text:p>
          </table:table-cell>
          <table:table-cell/>
          <table:table-cell office:value-type="string">
            <text:p>dist.pbe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0471">
            <text:p>2.80471</text:p>
          </table:table-cell>
          <table:table-cell office:value-type="string">
            <text:p>A</text:p>
          </table:table-cell>
          <table:table-cell/>
          <table:table-cell office:value-type="string">
            <text:p>dist.pbe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-vdw.4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0471">
            <text:p>2.8047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45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3887">
            <text:p>2.63887</text:p>
          </table:table-cell>
          <table:table-cell office:value-type="string">
            <text:p>A</text:p>
          </table:table-cell>
          <table:table-cell/>
          <table:table-cell office:value-type="string">
            <text:p>dist.pbe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3887">
            <text:p>2.6388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8503">
            <text:p>2.58503</text:p>
          </table:table-cell>
          <table:table-cell office:value-type="string">
            <text:p>A</text:p>
          </table:table-cell>
          <table:table-cell/>
          <table:table-cell office:value-type="string">
            <text:p>dist.pbe-vdw.500.dat: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0348">
            <text:p>2.50348</text:p>
          </table:table-cell>
          <table:table-cell office:value-type="string">
            <text:p>A</text:p>
          </table:table-cell>
          <table:table-cell/>
          <table:table-cell office:value-type="string">
            <text:p>dist.pbe-vdw.500.dat: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0348">
            <text:p>2.503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3887">
            <text:p>2.6388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0348">
            <text:p>2.50348</text:p>
          </table:table-cell>
          <table:table-cell office:value-type="string">
            <text:p>A</text:p>
          </table:table-cell>
          <table:table-cell/>
          <table:table-cell office:value-type="string">
            <text:p>dist.pbe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0348">
            <text:p>2.503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8503">
            <text:p>2.58503</text:p>
          </table:table-cell>
          <table:table-cell office:value-type="string">
            <text:p>A</text:p>
          </table:table-cell>
          <table:table-cell/>
          <table:table-cell office:value-type="string">
            <text:p>dist.pbe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7843">
            <text:p>2.77843</text:p>
          </table:table-cell>
          <table:table-cell office:value-type="string">
            <text:p>A</text:p>
          </table:table-cell>
          <table:table-cell/>
          <table:table-cell office:value-type="string">
            <text:p>dist.pbe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-vdw.5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7843">
            <text:p>2.7784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0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1619">
            <text:p>2.61619</text:p>
          </table:table-cell>
          <table:table-cell office:value-type="string">
            <text:p>A</text:p>
          </table:table-cell>
          <table:table-cell/>
          <table:table-cell office:value-type="string">
            <text:p>dist.pbe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1619">
            <text:p>2.6161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6661">
            <text:p>2.56661</text:p>
          </table:table-cell>
          <table:table-cell office:value-type="string">
            <text:p>A</text:p>
          </table:table-cell>
          <table:table-cell/>
          <table:table-cell office:value-type="string">
            <text:p>dist.pbe-vdw.550.dat: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8648">
            <text:p>2.48648</text:p>
          </table:table-cell>
          <table:table-cell office:value-type="string">
            <text:p>A</text:p>
          </table:table-cell>
          <table:table-cell/>
          <table:table-cell office:value-type="string">
            <text:p>dist.pbe-vdw.550.dat: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8648">
            <text:p>2.486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1619">
            <text:p>2.6161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8648">
            <text:p>2.48648</text:p>
          </table:table-cell>
          <table:table-cell office:value-type="string">
            <text:p>A</text:p>
          </table:table-cell>
          <table:table-cell/>
          <table:table-cell office:value-type="string">
            <text:p>dist.pbe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8648">
            <text:p>2.486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6661">
            <text:p>2.56661</text:p>
          </table:table-cell>
          <table:table-cell office:value-type="string">
            <text:p>A</text:p>
          </table:table-cell>
          <table:table-cell/>
          <table:table-cell office:value-type="string">
            <text:p>dist.pbe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5423">
            <text:p>2.75423</text:p>
          </table:table-cell>
          <table:table-cell office:value-type="string">
            <text:p>A</text:p>
          </table:table-cell>
          <table:table-cell/>
          <table:table-cell office:value-type="string">
            <text:p>dist.pbe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-vdw.5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5423">
            <text:p>2.7542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55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9522">
            <text:p>2.59522</text:p>
          </table:table-cell>
          <table:table-cell office:value-type="string">
            <text:p>A</text:p>
          </table:table-cell>
          <table:table-cell/>
          <table:table-cell office:value-type="string">
            <text:p>dist.pbe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9522">
            <text:p>2.5952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4947">
            <text:p>2.54947</text:p>
          </table:table-cell>
          <table:table-cell office:value-type="string">
            <text:p>A</text:p>
          </table:table-cell>
          <table:table-cell/>
          <table:table-cell office:value-type="string">
            <text:p>dist.pbe-vdw.600.dat: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7063">
            <text:p>2.47063</text:p>
          </table:table-cell>
          <table:table-cell office:value-type="string">
            <text:p>A</text:p>
          </table:table-cell>
          <table:table-cell/>
          <table:table-cell office:value-type="string">
            <text:p>dist.pbe-vdw.600.dat: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7063">
            <text:p>2.4706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9522">
            <text:p>2.5952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7063">
            <text:p>2.47063</text:p>
          </table:table-cell>
          <table:table-cell office:value-type="string">
            <text:p>A</text:p>
          </table:table-cell>
          <table:table-cell/>
          <table:table-cell office:value-type="string">
            <text:p>dist.pbe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7063">
            <text:p>2.4706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4947">
            <text:p>2.54947</text:p>
          </table:table-cell>
          <table:table-cell office:value-type="string">
            <text:p>A</text:p>
          </table:table-cell>
          <table:table-cell/>
          <table:table-cell office:value-type="string">
            <text:p>dist.pbe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318">
            <text:p>2.7318</text:p>
          </table:table-cell>
          <table:table-cell office:value-type="string">
            <text:p>A</text:p>
          </table:table-cell>
          <table:table-cell/>
          <table:table-cell office:value-type="string">
            <text:p>dist.pbe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-vdw.6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318">
            <text:p>2.731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60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7574">
            <text:p>2.57574</text:p>
          </table:table-cell>
          <table:table-cell office:value-type="string">
            <text:p>A</text:p>
          </table:table-cell>
          <table:table-cell/>
          <table:table-cell office:value-type="string">
            <text:p>dist.pbe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7574">
            <text:p>2.5757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3343">
            <text:p>2.53343</text:p>
          </table:table-cell>
          <table:table-cell office:value-type="string">
            <text:p>A</text:p>
          </table:table-cell>
          <table:table-cell/>
          <table:table-cell office:value-type="string">
            <text:p>dist.pbe-vdw.650.dat: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577">
            <text:p>2.45577</text:p>
          </table:table-cell>
          <table:table-cell office:value-type="string">
            <text:p>A</text:p>
          </table:table-cell>
          <table:table-cell/>
          <table:table-cell office:value-type="string">
            <text:p>dist.pbe-vdw.650.dat: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577">
            <text:p>2.4557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7574">
            <text:p>2.5757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577">
            <text:p>2.45577</text:p>
          </table:table-cell>
          <table:table-cell office:value-type="string">
            <text:p>A</text:p>
          </table:table-cell>
          <table:table-cell/>
          <table:table-cell office:value-type="string">
            <text:p>dist.pbe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577">
            <text:p>2.4557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3343">
            <text:p>2.53343</text:p>
          </table:table-cell>
          <table:table-cell office:value-type="string">
            <text:p>A</text:p>
          </table:table-cell>
          <table:table-cell/>
          <table:table-cell office:value-type="string">
            <text:p>dist.pbe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109">
            <text:p>2.7109</text:p>
          </table:table-cell>
          <table:table-cell office:value-type="string">
            <text:p>A</text:p>
          </table:table-cell>
          <table:table-cell/>
          <table:table-cell office:value-type="string">
            <text:p>dist.pbe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-vdw.6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109">
            <text:p>2.710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65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5757">
            <text:p>2.55757</text:p>
          </table:table-cell>
          <table:table-cell office:value-type="string">
            <text:p>A</text:p>
          </table:table-cell>
          <table:table-cell/>
          <table:table-cell office:value-type="string">
            <text:p>dist.pbe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5757">
            <text:p>2.5575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1838">
            <text:p>2.51838</text:p>
          </table:table-cell>
          <table:table-cell office:value-type="string">
            <text:p>A</text:p>
          </table:table-cell>
          <table:table-cell/>
          <table:table-cell office:value-type="string">
            <text:p>dist.pbe-vdw.700.dat: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4177">
            <text:p>2.44177</text:p>
          </table:table-cell>
          <table:table-cell office:value-type="string">
            <text:p>A</text:p>
          </table:table-cell>
          <table:table-cell/>
          <table:table-cell office:value-type="string">
            <text:p>dist.pbe-vdw.700.dat: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4177">
            <text:p>2.4417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5757">
            <text:p>2.5575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4177">
            <text:p>2.44177</text:p>
          </table:table-cell>
          <table:table-cell office:value-type="string">
            <text:p>A</text:p>
          </table:table-cell>
          <table:table-cell/>
          <table:table-cell office:value-type="string">
            <text:p>dist.pbe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4177">
            <text:p>2.4417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1838">
            <text:p>2.51838</text:p>
          </table:table-cell>
          <table:table-cell office:value-type="string">
            <text:p>A</text:p>
          </table:table-cell>
          <table:table-cell/>
          <table:table-cell office:value-type="string">
            <text:p>dist.pbe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9135">
            <text:p>2.69135</text:p>
          </table:table-cell>
          <table:table-cell office:value-type="string">
            <text:p>A</text:p>
          </table:table-cell>
          <table:table-cell/>
          <table:table-cell office:value-type="string">
            <text:p>dist.pbe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-vdw.7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9135">
            <text:p>2.6913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70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4056">
            <text:p>2.54056</text:p>
          </table:table-cell>
          <table:table-cell office:value-type="string">
            <text:p>A</text:p>
          </table:table-cell>
          <table:table-cell/>
          <table:table-cell office:value-type="string">
            <text:p>dist.pbe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4056">
            <text:p>2.540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0422">
            <text:p>2.50422</text:p>
          </table:table-cell>
          <table:table-cell office:value-type="string">
            <text:p>A</text:p>
          </table:table-cell>
          <table:table-cell/>
          <table:table-cell office:value-type="string">
            <text:p>dist.pbe-vdw.750.dat: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2855">
            <text:p>2.42855</text:p>
          </table:table-cell>
          <table:table-cell office:value-type="string">
            <text:p>A</text:p>
          </table:table-cell>
          <table:table-cell/>
          <table:table-cell office:value-type="string">
            <text:p>dist.pbe-vdw.750.dat: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2855">
            <text:p>2.4285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4056">
            <text:p>2.540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2855">
            <text:p>2.42855</text:p>
          </table:table-cell>
          <table:table-cell office:value-type="string">
            <text:p>A</text:p>
          </table:table-cell>
          <table:table-cell/>
          <table:table-cell office:value-type="string">
            <text:p>dist.pbe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2855">
            <text:p>2.4285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0422">
            <text:p>2.50422</text:p>
          </table:table-cell>
          <table:table-cell office:value-type="string">
            <text:p>A</text:p>
          </table:table-cell>
          <table:table-cell/>
          <table:table-cell office:value-type="string">
            <text:p>dist.pbe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7293">
            <text:p>2.67293</text:p>
          </table:table-cell>
          <table:table-cell office:value-type="string">
            <text:p>A</text:p>
          </table:table-cell>
          <table:table-cell/>
          <table:table-cell office:value-type="string">
            <text:p>dist.pbe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-vdw.7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7293">
            <text:p>2.672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75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2451">
            <text:p>2.52451</text:p>
          </table:table-cell>
          <table:table-cell office:value-type="string">
            <text:p>A</text:p>
          </table:table-cell>
          <table:table-cell/>
          <table:table-cell office:value-type="string">
            <text:p>dist.pbe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2451">
            <text:p>2.5245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9088">
            <text:p>2.49088</text:p>
          </table:table-cell>
          <table:table-cell office:value-type="string">
            <text:p>A</text:p>
          </table:table-cell>
          <table:table-cell/>
          <table:table-cell office:value-type="string">
            <text:p>dist.pbe-vdw.800.dat: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1601">
            <text:p>2.41601</text:p>
          </table:table-cell>
          <table:table-cell office:value-type="string">
            <text:p>A</text:p>
          </table:table-cell>
          <table:table-cell/>
          <table:table-cell office:value-type="string">
            <text:p>dist.pbe-vdw.800.dat: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1601">
            <text:p>2.4160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2451">
            <text:p>2.5245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1601">
            <text:p>2.41601</text:p>
          </table:table-cell>
          <table:table-cell office:value-type="string">
            <text:p>A</text:p>
          </table:table-cell>
          <table:table-cell/>
          <table:table-cell office:value-type="string">
            <text:p>dist.pbe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1601">
            <text:p>2.4160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9088">
            <text:p>2.49088</text:p>
          </table:table-cell>
          <table:table-cell office:value-type="string">
            <text:p>A</text:p>
          </table:table-cell>
          <table:table-cell/>
          <table:table-cell office:value-type="string">
            <text:p>dist.pbe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5533">
            <text:p>2.65533</text:p>
          </table:table-cell>
          <table:table-cell office:value-type="string">
            <text:p>A</text:p>
          </table:table-cell>
          <table:table-cell/>
          <table:table-cell office:value-type="string">
            <text:p>dist.pbe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-vdw.8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5533">
            <text:p>2.6553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80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928">
            <text:p>2.50928</text:p>
          </table:table-cell>
          <table:table-cell office:value-type="string">
            <text:p>A</text:p>
          </table:table-cell>
          <table:table-cell/>
          <table:table-cell office:value-type="string">
            <text:p>dist.pbe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928">
            <text:p>2.5092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7836">
            <text:p>2.47836</text:p>
          </table:table-cell>
          <table:table-cell office:value-type="string">
            <text:p>A</text:p>
          </table:table-cell>
          <table:table-cell/>
          <table:table-cell office:value-type="string">
            <text:p>dist.pbe-vdw.850.dat: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0413">
            <text:p>2.40413</text:p>
          </table:table-cell>
          <table:table-cell office:value-type="string">
            <text:p>A</text:p>
          </table:table-cell>
          <table:table-cell/>
          <table:table-cell office:value-type="string">
            <text:p>dist.pbe-vdw.850.dat: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0413">
            <text:p>2.4041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928">
            <text:p>2.5092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0413">
            <text:p>2.40413</text:p>
          </table:table-cell>
          <table:table-cell office:value-type="string">
            <text:p>A</text:p>
          </table:table-cell>
          <table:table-cell/>
          <table:table-cell office:value-type="string">
            <text:p>dist.pbe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0413">
            <text:p>2.4041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7836">
            <text:p>2.47836</text:p>
          </table:table-cell>
          <table:table-cell office:value-type="string">
            <text:p>A</text:p>
          </table:table-cell>
          <table:table-cell/>
          <table:table-cell office:value-type="string">
            <text:p>dist.pbe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3827">
            <text:p>2.63827</text:p>
          </table:table-cell>
          <table:table-cell office:value-type="string">
            <text:p>A</text:p>
          </table:table-cell>
          <table:table-cell/>
          <table:table-cell office:value-type="string">
            <text:p>dist.pbe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-vdw.8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3827">
            <text:p>2.6382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85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9473">
            <text:p>2.49473</text:p>
          </table:table-cell>
          <table:table-cell office:value-type="string">
            <text:p>A</text:p>
          </table:table-cell>
          <table:table-cell/>
          <table:table-cell office:value-type="string">
            <text:p>dist.pbe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9473">
            <text:p>2.4947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6656">
            <text:p>2.46656</text:p>
          </table:table-cell>
          <table:table-cell office:value-type="string">
            <text:p>A</text:p>
          </table:table-cell>
          <table:table-cell/>
          <table:table-cell office:value-type="string">
            <text:p>dist.pbe-vdw.900.dat: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9286">
            <text:p>2.39286</text:p>
          </table:table-cell>
          <table:table-cell office:value-type="string">
            <text:p>A</text:p>
          </table:table-cell>
          <table:table-cell/>
          <table:table-cell office:value-type="string">
            <text:p>dist.pbe-vdw.900.dat: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9286">
            <text:p>2.3928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9473">
            <text:p>2.4947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9286">
            <text:p>2.39286</text:p>
          </table:table-cell>
          <table:table-cell office:value-type="string">
            <text:p>A</text:p>
          </table:table-cell>
          <table:table-cell/>
          <table:table-cell office:value-type="string">
            <text:p>dist.pbe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9286">
            <text:p>2.3928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6656">
            <text:p>2.46656</text:p>
          </table:table-cell>
          <table:table-cell office:value-type="string">
            <text:p>A</text:p>
          </table:table-cell>
          <table:table-cell/>
          <table:table-cell office:value-type="string">
            <text:p>dist.pbe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216">
            <text:p>2.6216</text:p>
          </table:table-cell>
          <table:table-cell office:value-type="string">
            <text:p>A</text:p>
          </table:table-cell>
          <table:table-cell/>
          <table:table-cell office:value-type="string">
            <text:p>dist.pbe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-vdw.9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216">
            <text:p>2.621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90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084">
            <text:p>2.48084</text:p>
          </table:table-cell>
          <table:table-cell office:value-type="string">
            <text:p>A</text:p>
          </table:table-cell>
          <table:table-cell/>
          <table:table-cell office:value-type="string">
            <text:p>dist.pbe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084">
            <text:p>2.4808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54">
            <text:p>2.4554</text:p>
          </table:table-cell>
          <table:table-cell office:value-type="string">
            <text:p>A</text:p>
          </table:table-cell>
          <table:table-cell/>
          <table:table-cell office:value-type="string">
            <text:p>dist.pbe-vdw.950.dat: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8214">
            <text:p>2.38214</text:p>
          </table:table-cell>
          <table:table-cell office:value-type="string">
            <text:p>A</text:p>
          </table:table-cell>
          <table:table-cell/>
          <table:table-cell office:value-type="string">
            <text:p>dist.pbe-vdw.950.dat: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8214">
            <text:p>2.3821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084">
            <text:p>2.4808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8214">
            <text:p>2.38214</text:p>
          </table:table-cell>
          <table:table-cell office:value-type="string">
            <text:p>A</text:p>
          </table:table-cell>
          <table:table-cell/>
          <table:table-cell office:value-type="string">
            <text:p>dist.pbe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8214">
            <text:p>2.3821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54">
            <text:p>2.4554</text:p>
          </table:table-cell>
          <table:table-cell office:value-type="string">
            <text:p>A</text:p>
          </table:table-cell>
          <table:table-cell/>
          <table:table-cell office:value-type="string">
            <text:p>dist.pbe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0549">
            <text:p>2.60549</text:p>
          </table:table-cell>
          <table:table-cell office:value-type="string">
            <text:p>A</text:p>
          </table:table-cell>
          <table:table-cell/>
          <table:table-cell office:value-type="string">
            <text:p>dist.pbe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-vdw.9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0549">
            <text:p>2.6054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95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6752">
            <text:p>2.46752</text:p>
          </table:table-cell>
          <table:table-cell office:value-type="string">
            <text:p>A</text:p>
          </table:table-cell>
          <table:table-cell/>
          <table:table-cell office:value-type="string">
            <text:p>dist.pbe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6752">
            <text:p>2.4675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4481">
            <text:p>2.44481</text:p>
          </table:table-cell>
          <table:table-cell office:value-type="string">
            <text:p>A</text:p>
          </table:table-cell>
          <table:table-cell/>
          <table:table-cell office:value-type="string">
            <text:p>dist.pbe-vdw.1000.dat: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7193">
            <text:p>2.37193</text:p>
          </table:table-cell>
          <table:table-cell office:value-type="string">
            <text:p>A</text:p>
          </table:table-cell>
          <table:table-cell/>
          <table:table-cell office:value-type="string">
            <text:p>dist.pbe-vdw.1000.dat: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7193">
            <text:p>2.371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6752">
            <text:p>2.4675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7193">
            <text:p>2.37193</text:p>
          </table:table-cell>
          <table:table-cell office:value-type="string">
            <text:p>A</text:p>
          </table:table-cell>
          <table:table-cell/>
          <table:table-cell office:value-type="string">
            <text:p>dist.pbe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7193">
            <text:p>2.371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4481">
            <text:p>2.44481</text:p>
          </table:table-cell>
          <table:table-cell office:value-type="string">
            <text:p>A</text:p>
          </table:table-cell>
          <table:table-cell/>
          <table:table-cell office:value-type="string">
            <text:p>dist.pbe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8983">
            <text:p>2.58983</text:p>
          </table:table-cell>
          <table:table-cell office:value-type="string">
            <text:p>A</text:p>
          </table:table-cell>
          <table:table-cell/>
          <table:table-cell office:value-type="string">
            <text:p>dist.pbe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-vdw.10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8983">
            <text:p>2.5898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-vdw.100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be.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95305">
            <text:p>2.95305</text:p>
          </table:table-cell>
          <table:table-cell office:value-type="string">
            <text:p>A</text:p>
          </table:table-cell>
          <table:table-cell/>
          <table:table-cell office:value-type="string">
            <text:p>dist.pbe.0.dat: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st.pbe.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4493">
            <text:p>2.84493</text:p>
          </table:table-cell>
          <table:table-cell office:value-type="string">
            <text:p>A</text:p>
          </table:table-cell>
          <table:table-cell/>
          <table:table-cell office:value-type="string">
            <text:p>dist.pbe.0.dat: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st.pbe.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4493">
            <text:p>2.844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be.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4493">
            <text:p>2.84493</text:p>
          </table:table-cell>
          <table:table-cell office:value-type="string">
            <text:p>A</text:p>
          </table:table-cell>
          <table:table-cell/>
          <table:table-cell office:value-type="string">
            <text:p>dist.pbe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be.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4493">
            <text:p>2.844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be.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95305">
            <text:p>2.95305</text:p>
          </table:table-cell>
          <table:table-cell office:value-type="string">
            <text:p>A</text:p>
          </table:table-cell>
          <table:table-cell/>
          <table:table-cell office:value-type="string">
            <text:p>dist.pbe.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.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9843">
            <text:p>2.99843</text:p>
          </table:table-cell>
          <table:table-cell office:value-type="string">
            <text:p>A</text:p>
          </table:table-cell>
          <table:table-cell/>
          <table:table-cell office:value-type="string">
            <text:p>dist.pbe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.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9843">
            <text:p>2.9984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.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7334">
            <text:p>2.87334</text:p>
          </table:table-cell>
          <table:table-cell office:value-type="string">
            <text:p>A</text:p>
          </table:table-cell>
          <table:table-cell/>
          <table:table-cell office:value-type="string">
            <text:p>dist.pbe.50.dat: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ist.pbe.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7321">
            <text:p>2.77321</text:p>
          </table:table-cell>
          <table:table-cell office:value-type="string">
            <text:p>A</text:p>
          </table:table-cell>
          <table:table-cell/>
          <table:table-cell office:value-type="string">
            <text:p>dist.pbe.50.dat: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ist.pbe.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7321">
            <text:p>2.7732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.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9843">
            <text:p>2.9984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.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7321">
            <text:p>2.77321</text:p>
          </table:table-cell>
          <table:table-cell office:value-type="string">
            <text:p>A</text:p>
          </table:table-cell>
          <table:table-cell/>
          <table:table-cell office:value-type="string">
            <text:p>dist.pbe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.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7321">
            <text:p>2.7732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be.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7334">
            <text:p>2.87334</text:p>
          </table:table-cell>
          <table:table-cell office:value-type="string">
            <text:p>A</text:p>
          </table:table-cell>
          <table:table-cell/>
          <table:table-cell office:value-type="string">
            <text:p>dist.pbe.5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.1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1806">
            <text:p>2.91806</text:p>
          </table:table-cell>
          <table:table-cell office:value-type="string">
            <text:p>A</text:p>
          </table:table-cell>
          <table:table-cell/>
          <table:table-cell office:value-type="string">
            <text:p>dist.pbe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.1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1806">
            <text:p>2.9180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.1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1564">
            <text:p>2.81564</text:p>
          </table:table-cell>
          <table:table-cell office:value-type="string">
            <text:p>A</text:p>
          </table:table-cell>
          <table:table-cell/>
          <table:table-cell office:value-type="string">
            <text:p>dist.pbe.100.dat: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ist.pbe.1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2029">
            <text:p>2.72029</text:p>
          </table:table-cell>
          <table:table-cell office:value-type="string">
            <text:p>A</text:p>
          </table:table-cell>
          <table:table-cell/>
          <table:table-cell office:value-type="string">
            <text:p>dist.pbe.100.dat: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ist.pbe.1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2029">
            <text:p>2.7202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.1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1806">
            <text:p>2.9180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.1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2029">
            <text:p>2.72029</text:p>
          </table:table-cell>
          <table:table-cell office:value-type="string">
            <text:p>A</text:p>
          </table:table-cell>
          <table:table-cell/>
          <table:table-cell office:value-type="string">
            <text:p>dist.pbe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.1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2029">
            <text:p>2.7202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be.1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1564">
            <text:p>2.81564</text:p>
          </table:table-cell>
          <table:table-cell office:value-type="string">
            <text:p>A</text:p>
          </table:table-cell>
          <table:table-cell/>
          <table:table-cell office:value-type="string">
            <text:p>dist.pbe.10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.1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563">
            <text:p>2.8563</text:p>
          </table:table-cell>
          <table:table-cell office:value-type="string">
            <text:p>A</text:p>
          </table:table-cell>
          <table:table-cell/>
          <table:table-cell office:value-type="string">
            <text:p>dist.pbe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.1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563">
            <text:p>2.856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.1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6952">
            <text:p>2.76952</text:p>
          </table:table-cell>
          <table:table-cell office:value-type="string">
            <text:p>A</text:p>
          </table:table-cell>
          <table:table-cell/>
          <table:table-cell office:value-type="string">
            <text:p>dist.pbe.150.dat: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ist.pbe.1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7793">
            <text:p>2.67793</text:p>
          </table:table-cell>
          <table:table-cell office:value-type="string">
            <text:p>A</text:p>
          </table:table-cell>
          <table:table-cell/>
          <table:table-cell office:value-type="string">
            <text:p>dist.pbe.150.dat: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ist.pbe.1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7793">
            <text:p>2.677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.1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563">
            <text:p>2.856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.1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7793">
            <text:p>2.67793</text:p>
          </table:table-cell>
          <table:table-cell office:value-type="string">
            <text:p>A</text:p>
          </table:table-cell>
          <table:table-cell/>
          <table:table-cell office:value-type="string">
            <text:p>dist.pbe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.1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7793">
            <text:p>2.677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be.1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6952">
            <text:p>2.76952</text:p>
          </table:table-cell>
          <table:table-cell office:value-type="string">
            <text:p>A</text:p>
          </table:table-cell>
          <table:table-cell/>
          <table:table-cell office:value-type="string">
            <text:p>dist.pbe.15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0607">
            <text:p>2.80607</text:p>
          </table:table-cell>
          <table:table-cell office:value-type="string">
            <text:p>A</text:p>
          </table:table-cell>
          <table:table-cell/>
          <table:table-cell office:value-type="string">
            <text:p>dist.pbe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0607">
            <text:p>2.8060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3098">
            <text:p>2.73098</text:p>
          </table:table-cell>
          <table:table-cell office:value-type="string">
            <text:p>A</text:p>
          </table:table-cell>
          <table:table-cell/>
          <table:table-cell office:value-type="string">
            <text:p>dist.pbe.200.dat: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4247">
            <text:p>2.64247</text:p>
          </table:table-cell>
          <table:table-cell office:value-type="string">
            <text:p>A</text:p>
          </table:table-cell>
          <table:table-cell/>
          <table:table-cell office:value-type="string">
            <text:p>dist.pbe.200.dat: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4247">
            <text:p>2.6424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0607">
            <text:p>2.8060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4247">
            <text:p>2.64247</text:p>
          </table:table-cell>
          <table:table-cell office:value-type="string">
            <text:p>A</text:p>
          </table:table-cell>
          <table:table-cell/>
          <table:table-cell office:value-type="string">
            <text:p>dist.pbe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4247">
            <text:p>2.6424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3098">
            <text:p>2.73098</text:p>
          </table:table-cell>
          <table:table-cell office:value-type="string">
            <text:p>A</text:p>
          </table:table-cell>
          <table:table-cell/>
          <table:table-cell office:value-type="string">
            <text:p>dist.pbe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6405">
            <text:p>2.96405</text:p>
          </table:table-cell>
          <table:table-cell office:value-type="string">
            <text:p>A</text:p>
          </table:table-cell>
          <table:table-cell/>
          <table:table-cell office:value-type="string">
            <text:p>dist.pbe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be.2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6405">
            <text:p>2.9640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20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6366">
            <text:p>2.76366</text:p>
          </table:table-cell>
          <table:table-cell office:value-type="string">
            <text:p>A</text:p>
          </table:table-cell>
          <table:table-cell/>
          <table:table-cell office:value-type="string">
            <text:p>dist.pbe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6366">
            <text:p>2.7636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9788">
            <text:p>2.69788</text:p>
          </table:table-cell>
          <table:table-cell office:value-type="string">
            <text:p>A</text:p>
          </table:table-cell>
          <table:table-cell/>
          <table:table-cell office:value-type="string">
            <text:p>dist.pbe.250.dat: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1191">
            <text:p>2.61191</text:p>
          </table:table-cell>
          <table:table-cell office:value-type="string">
            <text:p>A</text:p>
          </table:table-cell>
          <table:table-cell/>
          <table:table-cell office:value-type="string">
            <text:p>dist.pbe.250.dat: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1191">
            <text:p>2.6119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6366">
            <text:p>2.7636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1191">
            <text:p>2.61191</text:p>
          </table:table-cell>
          <table:table-cell office:value-type="string">
            <text:p>A</text:p>
          </table:table-cell>
          <table:table-cell/>
          <table:table-cell office:value-type="string">
            <text:p>dist.pbe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1191">
            <text:p>2.6119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9788">
            <text:p>2.69788</text:p>
          </table:table-cell>
          <table:table-cell office:value-type="string">
            <text:p>A</text:p>
          </table:table-cell>
          <table:table-cell/>
          <table:table-cell office:value-type="string">
            <text:p>dist.pbe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1936">
            <text:p>2.91936</text:p>
          </table:table-cell>
          <table:table-cell office:value-type="string">
            <text:p>A</text:p>
          </table:table-cell>
          <table:table-cell/>
          <table:table-cell office:value-type="string">
            <text:p>dist.pbe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be.2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1936">
            <text:p>2.9193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25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27">
            <text:p>2.727</text:p>
          </table:table-cell>
          <table:table-cell office:value-type="string">
            <text:p>A</text:p>
          </table:table-cell>
          <table:table-cell/>
          <table:table-cell office:value-type="string">
            <text:p>dist.pbe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27">
            <text:p>2.72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6882">
            <text:p>2.66882</text:p>
          </table:table-cell>
          <table:table-cell office:value-type="string">
            <text:p>A</text:p>
          </table:table-cell>
          <table:table-cell/>
          <table:table-cell office:value-type="string">
            <text:p>dist.pbe.300.dat: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8499">
            <text:p>2.58499</text:p>
          </table:table-cell>
          <table:table-cell office:value-type="string">
            <text:p>A</text:p>
          </table:table-cell>
          <table:table-cell/>
          <table:table-cell office:value-type="string">
            <text:p>dist.pbe.300.dat: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8499">
            <text:p>2.5849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27">
            <text:p>2.72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8499">
            <text:p>2.58499</text:p>
          </table:table-cell>
          <table:table-cell office:value-type="string">
            <text:p>A</text:p>
          </table:table-cell>
          <table:table-cell/>
          <table:table-cell office:value-type="string">
            <text:p>dist.pbe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8499">
            <text:p>2.5849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6882">
            <text:p>2.66882</text:p>
          </table:table-cell>
          <table:table-cell office:value-type="string">
            <text:p>A</text:p>
          </table:table-cell>
          <table:table-cell/>
          <table:table-cell office:value-type="string">
            <text:p>dist.pbe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8031">
            <text:p>2.88031</text:p>
          </table:table-cell>
          <table:table-cell office:value-type="string">
            <text:p>A</text:p>
          </table:table-cell>
          <table:table-cell/>
          <table:table-cell office:value-type="string">
            <text:p>dist.pbe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be.3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8031">
            <text:p>2.8803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30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947">
            <text:p>2.6947</text:p>
          </table:table-cell>
          <table:table-cell office:value-type="string">
            <text:p>A</text:p>
          </table:table-cell>
          <table:table-cell/>
          <table:table-cell office:value-type="string">
            <text:p>dist.pbe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947">
            <text:p>2.694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4297">
            <text:p>2.64297</text:p>
          </table:table-cell>
          <table:table-cell office:value-type="string">
            <text:p>A</text:p>
          </table:table-cell>
          <table:table-cell/>
          <table:table-cell office:value-type="string">
            <text:p>dist.pbe.350.dat: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609">
            <text:p>2.5609</text:p>
          </table:table-cell>
          <table:table-cell office:value-type="string">
            <text:p>A</text:p>
          </table:table-cell>
          <table:table-cell/>
          <table:table-cell office:value-type="string">
            <text:p>dist.pbe.350.dat: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609">
            <text:p>2.560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947">
            <text:p>2.694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609">
            <text:p>2.5609</text:p>
          </table:table-cell>
          <table:table-cell office:value-type="string">
            <text:p>A</text:p>
          </table:table-cell>
          <table:table-cell/>
          <table:table-cell office:value-type="string">
            <text:p>dist.pbe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609">
            <text:p>2.560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4297">
            <text:p>2.64297</text:p>
          </table:table-cell>
          <table:table-cell office:value-type="string">
            <text:p>A</text:p>
          </table:table-cell>
          <table:table-cell/>
          <table:table-cell office:value-type="string">
            <text:p>dist.pbe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455">
            <text:p>2.8455</text:p>
          </table:table-cell>
          <table:table-cell office:value-type="string">
            <text:p>A</text:p>
          </table:table-cell>
          <table:table-cell/>
          <table:table-cell office:value-type="string">
            <text:p>dist.pbe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be.3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455">
            <text:p>2.845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35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6582">
            <text:p>2.66582</text:p>
          </table:table-cell>
          <table:table-cell office:value-type="string">
            <text:p>A</text:p>
          </table:table-cell>
          <table:table-cell/>
          <table:table-cell office:value-type="string">
            <text:p>dist.pbe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6582">
            <text:p>2.6658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1971">
            <text:p>2.61971</text:p>
          </table:table-cell>
          <table:table-cell office:value-type="string">
            <text:p>A</text:p>
          </table:table-cell>
          <table:table-cell/>
          <table:table-cell office:value-type="string">
            <text:p>dist.pbe.400.dat: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3908">
            <text:p>2.53908</text:p>
          </table:table-cell>
          <table:table-cell office:value-type="string">
            <text:p>A</text:p>
          </table:table-cell>
          <table:table-cell/>
          <table:table-cell office:value-type="string">
            <text:p>dist.pbe.400.dat: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3908">
            <text:p>2.5390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6582">
            <text:p>2.6658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3908">
            <text:p>2.53908</text:p>
          </table:table-cell>
          <table:table-cell office:value-type="string">
            <text:p>A</text:p>
          </table:table-cell>
          <table:table-cell/>
          <table:table-cell office:value-type="string">
            <text:p>dist.pbe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3908">
            <text:p>2.5390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1971">
            <text:p>2.61971</text:p>
          </table:table-cell>
          <table:table-cell office:value-type="string">
            <text:p>A</text:p>
          </table:table-cell>
          <table:table-cell/>
          <table:table-cell office:value-type="string">
            <text:p>dist.pbe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1392">
            <text:p>2.81392</text:p>
          </table:table-cell>
          <table:table-cell office:value-type="string">
            <text:p>A</text:p>
          </table:table-cell>
          <table:table-cell/>
          <table:table-cell office:value-type="string">
            <text:p>dist.pbe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be.4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1392">
            <text:p>2.8139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40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3963">
            <text:p>2.63963</text:p>
          </table:table-cell>
          <table:table-cell office:value-type="string">
            <text:p>A</text:p>
          </table:table-cell>
          <table:table-cell/>
          <table:table-cell office:value-type="string">
            <text:p>dist.pbe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3963">
            <text:p>2.6396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9864">
            <text:p>2.59864</text:p>
          </table:table-cell>
          <table:table-cell office:value-type="string">
            <text:p>A</text:p>
          </table:table-cell>
          <table:table-cell/>
          <table:table-cell office:value-type="string">
            <text:p>dist.pbe.450.dat: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1918">
            <text:p>2.51918</text:p>
          </table:table-cell>
          <table:table-cell office:value-type="string">
            <text:p>A</text:p>
          </table:table-cell>
          <table:table-cell/>
          <table:table-cell office:value-type="string">
            <text:p>dist.pbe.450.dat: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1918">
            <text:p>2.5191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3963">
            <text:p>2.6396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1918">
            <text:p>2.51918</text:p>
          </table:table-cell>
          <table:table-cell office:value-type="string">
            <text:p>A</text:p>
          </table:table-cell>
          <table:table-cell/>
          <table:table-cell office:value-type="string">
            <text:p>dist.pbe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1918">
            <text:p>2.5191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9864">
            <text:p>2.59864</text:p>
          </table:table-cell>
          <table:table-cell office:value-type="string">
            <text:p>A</text:p>
          </table:table-cell>
          <table:table-cell/>
          <table:table-cell office:value-type="string">
            <text:p>dist.pbe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8472">
            <text:p>2.78472</text:p>
          </table:table-cell>
          <table:table-cell office:value-type="string">
            <text:p>A</text:p>
          </table:table-cell>
          <table:table-cell/>
          <table:table-cell office:value-type="string">
            <text:p>dist.pbe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be.4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8472">
            <text:p>2.7847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45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1562">
            <text:p>2.61562</text:p>
          </table:table-cell>
          <table:table-cell office:value-type="string">
            <text:p>A</text:p>
          </table:table-cell>
          <table:table-cell/>
          <table:table-cell office:value-type="string">
            <text:p>dist.pbe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1562">
            <text:p>2.6156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794">
            <text:p>2.5794</text:p>
          </table:table-cell>
          <table:table-cell office:value-type="string">
            <text:p>A</text:p>
          </table:table-cell>
          <table:table-cell/>
          <table:table-cell office:value-type="string">
            <text:p>dist.pbe.500.dat: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0089">
            <text:p>2.50089</text:p>
          </table:table-cell>
          <table:table-cell office:value-type="string">
            <text:p>A</text:p>
          </table:table-cell>
          <table:table-cell/>
          <table:table-cell office:value-type="string">
            <text:p>dist.pbe.500.dat: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0089">
            <text:p>2.5008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1562">
            <text:p>2.6156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0089">
            <text:p>2.50089</text:p>
          </table:table-cell>
          <table:table-cell office:value-type="string">
            <text:p>A</text:p>
          </table:table-cell>
          <table:table-cell/>
          <table:table-cell office:value-type="string">
            <text:p>dist.pbe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0089">
            <text:p>2.5008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794">
            <text:p>2.5794</text:p>
          </table:table-cell>
          <table:table-cell office:value-type="string">
            <text:p>A</text:p>
          </table:table-cell>
          <table:table-cell/>
          <table:table-cell office:value-type="string">
            <text:p>dist.pbe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5755">
            <text:p>2.75755</text:p>
          </table:table-cell>
          <table:table-cell office:value-type="string">
            <text:p>A</text:p>
          </table:table-cell>
          <table:table-cell/>
          <table:table-cell office:value-type="string">
            <text:p>dist.pbe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be.5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5755">
            <text:p>2.7575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0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9343">
            <text:p>2.59343</text:p>
          </table:table-cell>
          <table:table-cell office:value-type="string">
            <text:p>A</text:p>
          </table:table-cell>
          <table:table-cell/>
          <table:table-cell office:value-type="string">
            <text:p>dist.pbe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9343">
            <text:p>2.5934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6168">
            <text:p>2.56168</text:p>
          </table:table-cell>
          <table:table-cell office:value-type="string">
            <text:p>A</text:p>
          </table:table-cell>
          <table:table-cell/>
          <table:table-cell office:value-type="string">
            <text:p>dist.pbe.550.dat: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84">
            <text:p>2.484</text:p>
          </table:table-cell>
          <table:table-cell office:value-type="string">
            <text:p>A</text:p>
          </table:table-cell>
          <table:table-cell/>
          <table:table-cell office:value-type="string">
            <text:p>dist.pbe.550.dat: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84">
            <text:p>2.48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9343">
            <text:p>2.5934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84">
            <text:p>2.484</text:p>
          </table:table-cell>
          <table:table-cell office:value-type="string">
            <text:p>A</text:p>
          </table:table-cell>
          <table:table-cell/>
          <table:table-cell office:value-type="string">
            <text:p>dist.pbe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84">
            <text:p>2.48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6168">
            <text:p>2.56168</text:p>
          </table:table-cell>
          <table:table-cell office:value-type="string">
            <text:p>A</text:p>
          </table:table-cell>
          <table:table-cell/>
          <table:table-cell office:value-type="string">
            <text:p>dist.pbe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3205">
            <text:p>2.73205</text:p>
          </table:table-cell>
          <table:table-cell office:value-type="string">
            <text:p>A</text:p>
          </table:table-cell>
          <table:table-cell/>
          <table:table-cell office:value-type="string">
            <text:p>dist.pbe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be.5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3205">
            <text:p>2.7320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55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7282">
            <text:p>2.57282</text:p>
          </table:table-cell>
          <table:table-cell office:value-type="string">
            <text:p>A</text:p>
          </table:table-cell>
          <table:table-cell/>
          <table:table-cell office:value-type="string">
            <text:p>dist.pbe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7282">
            <text:p>2.5728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4526">
            <text:p>2.54526</text:p>
          </table:table-cell>
          <table:table-cell office:value-type="string">
            <text:p>A</text:p>
          </table:table-cell>
          <table:table-cell/>
          <table:table-cell office:value-type="string">
            <text:p>dist.pbe.600.dat: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6829">
            <text:p>2.46829</text:p>
          </table:table-cell>
          <table:table-cell office:value-type="string">
            <text:p>A</text:p>
          </table:table-cell>
          <table:table-cell/>
          <table:table-cell office:value-type="string">
            <text:p>dist.pbe.600.dat: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6829">
            <text:p>2.4682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7282">
            <text:p>2.5728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6829">
            <text:p>2.46829</text:p>
          </table:table-cell>
          <table:table-cell office:value-type="string">
            <text:p>A</text:p>
          </table:table-cell>
          <table:table-cell/>
          <table:table-cell office:value-type="string">
            <text:p>dist.pbe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6829">
            <text:p>2.4682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4526">
            <text:p>2.54526</text:p>
          </table:table-cell>
          <table:table-cell office:value-type="string">
            <text:p>A</text:p>
          </table:table-cell>
          <table:table-cell/>
          <table:table-cell office:value-type="string">
            <text:p>dist.pbe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0814">
            <text:p>2.70814</text:p>
          </table:table-cell>
          <table:table-cell office:value-type="string">
            <text:p>A</text:p>
          </table:table-cell>
          <table:table-cell/>
          <table:table-cell office:value-type="string">
            <text:p>dist.pbe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be.6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0814">
            <text:p>2.7081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60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536">
            <text:p>2.5536</text:p>
          </table:table-cell>
          <table:table-cell office:value-type="string">
            <text:p>A</text:p>
          </table:table-cell>
          <table:table-cell/>
          <table:table-cell office:value-type="string">
            <text:p>dist.pbe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536">
            <text:p>2.553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2998">
            <text:p>2.52998</text:p>
          </table:table-cell>
          <table:table-cell office:value-type="string">
            <text:p>A</text:p>
          </table:table-cell>
          <table:table-cell/>
          <table:table-cell office:value-type="string">
            <text:p>dist.pbe.650.dat: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361">
            <text:p>2.45361</text:p>
          </table:table-cell>
          <table:table-cell office:value-type="string">
            <text:p>A</text:p>
          </table:table-cell>
          <table:table-cell/>
          <table:table-cell office:value-type="string">
            <text:p>dist.pbe.650.dat: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361">
            <text:p>2.4536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536">
            <text:p>2.553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361">
            <text:p>2.45361</text:p>
          </table:table-cell>
          <table:table-cell office:value-type="string">
            <text:p>A</text:p>
          </table:table-cell>
          <table:table-cell/>
          <table:table-cell office:value-type="string">
            <text:p>dist.pbe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361">
            <text:p>2.4536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2998">
            <text:p>2.52998</text:p>
          </table:table-cell>
          <table:table-cell office:value-type="string">
            <text:p>A</text:p>
          </table:table-cell>
          <table:table-cell/>
          <table:table-cell office:value-type="string">
            <text:p>dist.pbe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8568">
            <text:p>2.68568</text:p>
          </table:table-cell>
          <table:table-cell office:value-type="string">
            <text:p>A</text:p>
          </table:table-cell>
          <table:table-cell/>
          <table:table-cell office:value-type="string">
            <text:p>dist.pbe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be.6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8568">
            <text:p>2.6856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65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356">
            <text:p>2.5356</text:p>
          </table:table-cell>
          <table:table-cell office:value-type="string">
            <text:p>A</text:p>
          </table:table-cell>
          <table:table-cell/>
          <table:table-cell office:value-type="string">
            <text:p>dist.pbe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356">
            <text:p>2.53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1564">
            <text:p>2.51564</text:p>
          </table:table-cell>
          <table:table-cell office:value-type="string">
            <text:p>A</text:p>
          </table:table-cell>
          <table:table-cell/>
          <table:table-cell office:value-type="string">
            <text:p>dist.pbe.700.dat: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3982">
            <text:p>2.43982</text:p>
          </table:table-cell>
          <table:table-cell office:value-type="string">
            <text:p>A</text:p>
          </table:table-cell>
          <table:table-cell/>
          <table:table-cell office:value-type="string">
            <text:p>dist.pbe.700.dat: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3982">
            <text:p>2.4398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356">
            <text:p>2.53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3982">
            <text:p>2.43982</text:p>
          </table:table-cell>
          <table:table-cell office:value-type="string">
            <text:p>A</text:p>
          </table:table-cell>
          <table:table-cell/>
          <table:table-cell office:value-type="string">
            <text:p>dist.pbe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3982">
            <text:p>2.4398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1564">
            <text:p>2.51564</text:p>
          </table:table-cell>
          <table:table-cell office:value-type="string">
            <text:p>A</text:p>
          </table:table-cell>
          <table:table-cell/>
          <table:table-cell office:value-type="string">
            <text:p>dist.pbe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6457">
            <text:p>2.66457</text:p>
          </table:table-cell>
          <table:table-cell office:value-type="string">
            <text:p>A</text:p>
          </table:table-cell>
          <table:table-cell/>
          <table:table-cell office:value-type="string">
            <text:p>dist.pbe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be.7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6457">
            <text:p>2.6645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70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1869">
            <text:p>2.51869</text:p>
          </table:table-cell>
          <table:table-cell office:value-type="string">
            <text:p>A</text:p>
          </table:table-cell>
          <table:table-cell/>
          <table:table-cell office:value-type="string">
            <text:p>dist.pbe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1869">
            <text:p>2.5186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0214">
            <text:p>2.50214</text:p>
          </table:table-cell>
          <table:table-cell office:value-type="string">
            <text:p>A</text:p>
          </table:table-cell>
          <table:table-cell/>
          <table:table-cell office:value-type="string">
            <text:p>dist.pbe.750.dat: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268">
            <text:p>2.4268</text:p>
          </table:table-cell>
          <table:table-cell office:value-type="string">
            <text:p>A</text:p>
          </table:table-cell>
          <table:table-cell/>
          <table:table-cell office:value-type="string">
            <text:p>dist.pbe.750.dat: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268">
            <text:p>2.426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1869">
            <text:p>2.5186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268">
            <text:p>2.4268</text:p>
          </table:table-cell>
          <table:table-cell office:value-type="string">
            <text:p>A</text:p>
          </table:table-cell>
          <table:table-cell/>
          <table:table-cell office:value-type="string">
            <text:p>dist.pbe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268">
            <text:p>2.426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0214">
            <text:p>2.50214</text:p>
          </table:table-cell>
          <table:table-cell office:value-type="string">
            <text:p>A</text:p>
          </table:table-cell>
          <table:table-cell/>
          <table:table-cell office:value-type="string">
            <text:p>dist.pbe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4466">
            <text:p>2.64466</text:p>
          </table:table-cell>
          <table:table-cell office:value-type="string">
            <text:p>A</text:p>
          </table:table-cell>
          <table:table-cell/>
          <table:table-cell office:value-type="string">
            <text:p>dist.pbe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be.7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4466">
            <text:p>2.6446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75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276">
            <text:p>2.50276</text:p>
          </table:table-cell>
          <table:table-cell office:value-type="string">
            <text:p>A</text:p>
          </table:table-cell>
          <table:table-cell/>
          <table:table-cell office:value-type="string">
            <text:p>dist.pbe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276">
            <text:p>2.5027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8939">
            <text:p>2.48939</text:p>
          </table:table-cell>
          <table:table-cell office:value-type="string">
            <text:p>A</text:p>
          </table:table-cell>
          <table:table-cell/>
          <table:table-cell office:value-type="string">
            <text:p>dist.pbe.800.dat: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1448">
            <text:p>2.41448</text:p>
          </table:table-cell>
          <table:table-cell office:value-type="string">
            <text:p>A</text:p>
          </table:table-cell>
          <table:table-cell/>
          <table:table-cell office:value-type="string">
            <text:p>dist.pbe.800.dat: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1448">
            <text:p>2.414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276">
            <text:p>2.5027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1448">
            <text:p>2.41448</text:p>
          </table:table-cell>
          <table:table-cell office:value-type="string">
            <text:p>A</text:p>
          </table:table-cell>
          <table:table-cell/>
          <table:table-cell office:value-type="string">
            <text:p>dist.pbe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1448">
            <text:p>2.414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8939">
            <text:p>2.48939</text:p>
          </table:table-cell>
          <table:table-cell office:value-type="string">
            <text:p>A</text:p>
          </table:table-cell>
          <table:table-cell/>
          <table:table-cell office:value-type="string">
            <text:p>dist.pbe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2592">
            <text:p>2.62592</text:p>
          </table:table-cell>
          <table:table-cell office:value-type="string">
            <text:p>A</text:p>
          </table:table-cell>
          <table:table-cell/>
          <table:table-cell office:value-type="string">
            <text:p>dist.pbe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be.8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2592">
            <text:p>2.6259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80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772">
            <text:p>2.48772</text:p>
          </table:table-cell>
          <table:table-cell office:value-type="string">
            <text:p>A</text:p>
          </table:table-cell>
          <table:table-cell/>
          <table:table-cell office:value-type="string">
            <text:p>dist.pbe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772">
            <text:p>2.4877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7731">
            <text:p>2.47731</text:p>
          </table:table-cell>
          <table:table-cell office:value-type="string">
            <text:p>A</text:p>
          </table:table-cell>
          <table:table-cell/>
          <table:table-cell office:value-type="string">
            <text:p>dist.pbe.850.dat: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0278">
            <text:p>2.40278</text:p>
          </table:table-cell>
          <table:table-cell office:value-type="string">
            <text:p>A</text:p>
          </table:table-cell>
          <table:table-cell/>
          <table:table-cell office:value-type="string">
            <text:p>dist.pbe.850.dat: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0278">
            <text:p>2.4027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772">
            <text:p>2.4877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0278">
            <text:p>2.40278</text:p>
          </table:table-cell>
          <table:table-cell office:value-type="string">
            <text:p>A</text:p>
          </table:table-cell>
          <table:table-cell/>
          <table:table-cell office:value-type="string">
            <text:p>dist.pbe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0278">
            <text:p>2.4027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7731">
            <text:p>2.47731</text:p>
          </table:table-cell>
          <table:table-cell office:value-type="string">
            <text:p>A</text:p>
          </table:table-cell>
          <table:table-cell/>
          <table:table-cell office:value-type="string">
            <text:p>dist.pbe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0821">
            <text:p>2.60821</text:p>
          </table:table-cell>
          <table:table-cell office:value-type="string">
            <text:p>A</text:p>
          </table:table-cell>
          <table:table-cell/>
          <table:table-cell office:value-type="string">
            <text:p>dist.pbe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be.8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0821">
            <text:p>2.6082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85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7344">
            <text:p>2.47344</text:p>
          </table:table-cell>
          <table:table-cell office:value-type="string">
            <text:p>A</text:p>
          </table:table-cell>
          <table:table-cell/>
          <table:table-cell office:value-type="string">
            <text:p>dist.pbe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7344">
            <text:p>2.4734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6583">
            <text:p>2.46583</text:p>
          </table:table-cell>
          <table:table-cell office:value-type="string">
            <text:p>A</text:p>
          </table:table-cell>
          <table:table-cell/>
          <table:table-cell office:value-type="string">
            <text:p>dist.pbe.900.dat: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9164">
            <text:p>2.39164</text:p>
          </table:table-cell>
          <table:table-cell office:value-type="string">
            <text:p>A</text:p>
          </table:table-cell>
          <table:table-cell/>
          <table:table-cell office:value-type="string">
            <text:p>dist.pbe.900.dat: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9164">
            <text:p>2.3916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7344">
            <text:p>2.4734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9164">
            <text:p>2.39164</text:p>
          </table:table-cell>
          <table:table-cell office:value-type="string">
            <text:p>A</text:p>
          </table:table-cell>
          <table:table-cell/>
          <table:table-cell office:value-type="string">
            <text:p>dist.pbe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9164">
            <text:p>2.3916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6583">
            <text:p>2.46583</text:p>
          </table:table-cell>
          <table:table-cell office:value-type="string">
            <text:p>A</text:p>
          </table:table-cell>
          <table:table-cell/>
          <table:table-cell office:value-type="string">
            <text:p>dist.pbe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9134">
            <text:p>2.59134</text:p>
          </table:table-cell>
          <table:table-cell office:value-type="string">
            <text:p>A</text:p>
          </table:table-cell>
          <table:table-cell/>
          <table:table-cell office:value-type="string">
            <text:p>dist.pbe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be.9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9134">
            <text:p>2.5913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90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5985">
            <text:p>2.45985</text:p>
          </table:table-cell>
          <table:table-cell office:value-type="string">
            <text:p>A</text:p>
          </table:table-cell>
          <table:table-cell/>
          <table:table-cell office:value-type="string">
            <text:p>dist.pbe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5985">
            <text:p>2.4598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492">
            <text:p>2.45492</text:p>
          </table:table-cell>
          <table:table-cell office:value-type="string">
            <text:p>A</text:p>
          </table:table-cell>
          <table:table-cell/>
          <table:table-cell office:value-type="string">
            <text:p>dist.pbe.950.dat: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8102">
            <text:p>2.38102</text:p>
          </table:table-cell>
          <table:table-cell office:value-type="string">
            <text:p>A</text:p>
          </table:table-cell>
          <table:table-cell/>
          <table:table-cell office:value-type="string">
            <text:p>dist.pbe.950.dat: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8102">
            <text:p>2.3810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5985">
            <text:p>2.4598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8102">
            <text:p>2.38102</text:p>
          </table:table-cell>
          <table:table-cell office:value-type="string">
            <text:p>A</text:p>
          </table:table-cell>
          <table:table-cell/>
          <table:table-cell office:value-type="string">
            <text:p>dist.pbe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8102">
            <text:p>2.3810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492">
            <text:p>2.45492</text:p>
          </table:table-cell>
          <table:table-cell office:value-type="string">
            <text:p>A</text:p>
          </table:table-cell>
          <table:table-cell/>
          <table:table-cell office:value-type="string">
            <text:p>dist.pbe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752">
            <text:p>2.5752</text:p>
          </table:table-cell>
          <table:table-cell office:value-type="string">
            <text:p>A</text:p>
          </table:table-cell>
          <table:table-cell/>
          <table:table-cell office:value-type="string">
            <text:p>dist.pbe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be.9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752">
            <text:p>2.575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95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4686">
            <text:p>2.44686</text:p>
          </table:table-cell>
          <table:table-cell office:value-type="string">
            <text:p>A</text:p>
          </table:table-cell>
          <table:table-cell/>
          <table:table-cell office:value-type="string">
            <text:p>dist.pbe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4686">
            <text:p>2.4468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4455">
            <text:p>2.44455</text:p>
          </table:table-cell>
          <table:table-cell office:value-type="string">
            <text:p>A</text:p>
          </table:table-cell>
          <table:table-cell/>
          <table:table-cell office:value-type="string">
            <text:p>dist.pbe.1000.dat: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7087">
            <text:p>2.37087</text:p>
          </table:table-cell>
          <table:table-cell office:value-type="string">
            <text:p>A</text:p>
          </table:table-cell>
          <table:table-cell/>
          <table:table-cell office:value-type="string">
            <text:p>dist.pbe.1000.dat: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7087">
            <text:p>2.3708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4686">
            <text:p>2.4468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7087">
            <text:p>2.37087</text:p>
          </table:table-cell>
          <table:table-cell office:value-type="string">
            <text:p>A</text:p>
          </table:table-cell>
          <table:table-cell/>
          <table:table-cell office:value-type="string">
            <text:p>dist.pbe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7087">
            <text:p>2.3708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4455">
            <text:p>2.44455</text:p>
          </table:table-cell>
          <table:table-cell office:value-type="string">
            <text:p>A</text:p>
          </table:table-cell>
          <table:table-cell/>
          <table:table-cell office:value-type="string">
            <text:p>dist.pbe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5966">
            <text:p>2.55966</text:p>
          </table:table-cell>
          <table:table-cell office:value-type="string">
            <text:p>A</text:p>
          </table:table-cell>
          <table:table-cell/>
          <table:table-cell office:value-type="string">
            <text:p>dist.pbe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be.10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5966">
            <text:p>2.5596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be.100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z-vdw.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7622">
            <text:p>2.87622</text:p>
          </table:table-cell>
          <table:table-cell office:value-type="string">
            <text:p>A</text:p>
          </table:table-cell>
          <table:table-cell/>
          <table:table-cell office:value-type="string">
            <text:p>dist.pz-vdw.0.dat: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st.pz-vdw.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6538">
            <text:p>2.76538</text:p>
          </table:table-cell>
          <table:table-cell office:value-type="string">
            <text:p>A</text:p>
          </table:table-cell>
          <table:table-cell/>
          <table:table-cell office:value-type="string">
            <text:p>dist.pz-vdw.0.dat: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st.pz-vdw.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6538">
            <text:p>2.7653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z-vdw.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6538">
            <text:p>2.76538</text:p>
          </table:table-cell>
          <table:table-cell office:value-type="string">
            <text:p>A</text:p>
          </table:table-cell>
          <table:table-cell/>
          <table:table-cell office:value-type="string">
            <text:p>dist.pz-vdw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z-vdw.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6538">
            <text:p>2.7653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z-vdw.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7622">
            <text:p>2.87622</text:p>
          </table:table-cell>
          <table:table-cell office:value-type="string">
            <text:p>A</text:p>
          </table:table-cell>
          <table:table-cell/>
          <table:table-cell office:value-type="string">
            <text:p>dist.pz-vdw.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-vdw.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7275">
            <text:p>2.97275</text:p>
          </table:table-cell>
          <table:table-cell office:value-type="string">
            <text:p>A</text:p>
          </table:table-cell>
          <table:table-cell/>
          <table:table-cell office:value-type="string">
            <text:p>dist.pz-vdw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-vdw.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7275">
            <text:p>2.9727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-vdw.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9949">
            <text:p>2.79949</text:p>
          </table:table-cell>
          <table:table-cell office:value-type="string">
            <text:p>A</text:p>
          </table:table-cell>
          <table:table-cell/>
          <table:table-cell office:value-type="string">
            <text:p>dist.pz-vdw.50.dat: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ist.pz-vdw.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9833">
            <text:p>2.69833</text:p>
          </table:table-cell>
          <table:table-cell office:value-type="string">
            <text:p>A</text:p>
          </table:table-cell>
          <table:table-cell/>
          <table:table-cell office:value-type="string">
            <text:p>dist.pz-vdw.50.dat: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ist.pz-vdw.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9833">
            <text:p>2.6983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-vdw.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7275">
            <text:p>2.9727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-vdw.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9833">
            <text:p>2.69833</text:p>
          </table:table-cell>
          <table:table-cell office:value-type="string">
            <text:p>A</text:p>
          </table:table-cell>
          <table:table-cell/>
          <table:table-cell office:value-type="string">
            <text:p>dist.pz-vdw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-vdw.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9833">
            <text:p>2.6983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-vdw.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9949">
            <text:p>2.79949</text:p>
          </table:table-cell>
          <table:table-cell office:value-type="string">
            <text:p>A</text:p>
          </table:table-cell>
          <table:table-cell/>
          <table:table-cell office:value-type="string">
            <text:p>dist.pz-vdw.5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-vdw.1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9551">
            <text:p>2.89551</text:p>
          </table:table-cell>
          <table:table-cell office:value-type="string">
            <text:p>A</text:p>
          </table:table-cell>
          <table:table-cell/>
          <table:table-cell office:value-type="string">
            <text:p>dist.pz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-vdw.1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9551">
            <text:p>2.8955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-vdw.1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4426">
            <text:p>2.74426</text:p>
          </table:table-cell>
          <table:table-cell office:value-type="string">
            <text:p>A</text:p>
          </table:table-cell>
          <table:table-cell/>
          <table:table-cell office:value-type="string">
            <text:p>dist.pz-vdw.100.dat: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ist.pz-vdw.1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4888">
            <text:p>2.64888</text:p>
          </table:table-cell>
          <table:table-cell office:value-type="string">
            <text:p>A</text:p>
          </table:table-cell>
          <table:table-cell/>
          <table:table-cell office:value-type="string">
            <text:p>dist.pz-vdw.100.dat: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ist.pz-vdw.1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4888">
            <text:p>2.6488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-vdw.1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9551">
            <text:p>2.8955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-vdw.1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4888">
            <text:p>2.64888</text:p>
          </table:table-cell>
          <table:table-cell office:value-type="string">
            <text:p>A</text:p>
          </table:table-cell>
          <table:table-cell/>
          <table:table-cell office:value-type="string">
            <text:p>dist.pz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-vdw.1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4888">
            <text:p>2.6488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-vdw.1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4426">
            <text:p>2.74426</text:p>
          </table:table-cell>
          <table:table-cell office:value-type="string">
            <text:p>A</text:p>
          </table:table-cell>
          <table:table-cell/>
          <table:table-cell office:value-type="string">
            <text:p>dist.pz-vdw.10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3549">
            <text:p>2.83549</text:p>
          </table:table-cell>
          <table:table-cell office:value-type="string">
            <text:p>A</text:p>
          </table:table-cell>
          <table:table-cell/>
          <table:table-cell office:value-type="string">
            <text:p>dist.pz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3549">
            <text:p>2.8354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0058">
            <text:p>2.70058</text:p>
          </table:table-cell>
          <table:table-cell office:value-type="string">
            <text:p>A</text:p>
          </table:table-cell>
          <table:table-cell/>
          <table:table-cell office:value-type="string">
            <text:p>dist.pz-vdw.150.dat: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0905">
            <text:p>2.60905</text:p>
          </table:table-cell>
          <table:table-cell office:value-type="string">
            <text:p>A</text:p>
          </table:table-cell>
          <table:table-cell/>
          <table:table-cell office:value-type="string">
            <text:p>dist.pz-vdw.150.dat: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0905">
            <text:p>2.6090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3549">
            <text:p>2.8354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0905">
            <text:p>2.60905</text:p>
          </table:table-cell>
          <table:table-cell office:value-type="string">
            <text:p>A</text:p>
          </table:table-cell>
          <table:table-cell/>
          <table:table-cell office:value-type="string">
            <text:p>dist.pz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0905">
            <text:p>2.6090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0058">
            <text:p>2.70058</text:p>
          </table:table-cell>
          <table:table-cell office:value-type="string">
            <text:p>A</text:p>
          </table:table-cell>
          <table:table-cell/>
          <table:table-cell office:value-type="string">
            <text:p>dist.pz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7092">
            <text:p>2.97092</text:p>
          </table:table-cell>
          <table:table-cell office:value-type="string">
            <text:p>A</text:p>
          </table:table-cell>
          <table:table-cell/>
          <table:table-cell office:value-type="string">
            <text:p>dist.pz-vdw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-vdw.1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7092">
            <text:p>2.9709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5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8638">
            <text:p>2.78638</text:p>
          </table:table-cell>
          <table:table-cell office:value-type="string">
            <text:p>A</text:p>
          </table:table-cell>
          <table:table-cell/>
          <table:table-cell office:value-type="string">
            <text:p>dist.pz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8638">
            <text:p>2.7863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6411">
            <text:p>2.66411</text:p>
          </table:table-cell>
          <table:table-cell office:value-type="string">
            <text:p>A</text:p>
          </table:table-cell>
          <table:table-cell/>
          <table:table-cell office:value-type="string">
            <text:p>dist.pz-vdw.200.dat: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7566">
            <text:p>2.57566</text:p>
          </table:table-cell>
          <table:table-cell office:value-type="string">
            <text:p>A</text:p>
          </table:table-cell>
          <table:table-cell/>
          <table:table-cell office:value-type="string">
            <text:p>dist.pz-vdw.200.dat: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7566">
            <text:p>2.5756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8638">
            <text:p>2.7863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7566">
            <text:p>2.57566</text:p>
          </table:table-cell>
          <table:table-cell office:value-type="string">
            <text:p>A</text:p>
          </table:table-cell>
          <table:table-cell/>
          <table:table-cell office:value-type="string">
            <text:p>dist.pz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7566">
            <text:p>2.5756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6411">
            <text:p>2.66411</text:p>
          </table:table-cell>
          <table:table-cell office:value-type="string">
            <text:p>A</text:p>
          </table:table-cell>
          <table:table-cell/>
          <table:table-cell office:value-type="string">
            <text:p>dist.pz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1954">
            <text:p>2.91954</text:p>
          </table:table-cell>
          <table:table-cell office:value-type="string">
            <text:p>A</text:p>
          </table:table-cell>
          <table:table-cell/>
          <table:table-cell office:value-type="string">
            <text:p>dist.pz-vdw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-vdw.2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1954">
            <text:p>2.9195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20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4475">
            <text:p>2.74475</text:p>
          </table:table-cell>
          <table:table-cell office:value-type="string">
            <text:p>A</text:p>
          </table:table-cell>
          <table:table-cell/>
          <table:table-cell office:value-type="string">
            <text:p>dist.pz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4475">
            <text:p>2.7447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3268">
            <text:p>2.63268</text:p>
          </table:table-cell>
          <table:table-cell office:value-type="string">
            <text:p>A</text:p>
          </table:table-cell>
          <table:table-cell/>
          <table:table-cell office:value-type="string">
            <text:p>dist.pz-vdw.250.dat: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4685">
            <text:p>2.54685</text:p>
          </table:table-cell>
          <table:table-cell office:value-type="string">
            <text:p>A</text:p>
          </table:table-cell>
          <table:table-cell/>
          <table:table-cell office:value-type="string">
            <text:p>dist.pz-vdw.250.dat: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4685">
            <text:p>2.5468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4475">
            <text:p>2.7447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4685">
            <text:p>2.54685</text:p>
          </table:table-cell>
          <table:table-cell office:value-type="string">
            <text:p>A</text:p>
          </table:table-cell>
          <table:table-cell/>
          <table:table-cell office:value-type="string">
            <text:p>dist.pz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4685">
            <text:p>2.5468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3268">
            <text:p>2.63268</text:p>
          </table:table-cell>
          <table:table-cell office:value-type="string">
            <text:p>A</text:p>
          </table:table-cell>
          <table:table-cell/>
          <table:table-cell office:value-type="string">
            <text:p>dist.pz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7585">
            <text:p>2.87585</text:p>
          </table:table-cell>
          <table:table-cell office:value-type="string">
            <text:p>A</text:p>
          </table:table-cell>
          <table:table-cell/>
          <table:table-cell office:value-type="string">
            <text:p>dist.pz-vdw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-vdw.2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7585">
            <text:p>2.8758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25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0857">
            <text:p>2.70857</text:p>
          </table:table-cell>
          <table:table-cell office:value-type="string">
            <text:p>A</text:p>
          </table:table-cell>
          <table:table-cell/>
          <table:table-cell office:value-type="string">
            <text:p>dist.pz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0857">
            <text:p>2.7085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0503">
            <text:p>2.60503</text:p>
          </table:table-cell>
          <table:table-cell office:value-type="string">
            <text:p>A</text:p>
          </table:table-cell>
          <table:table-cell/>
          <table:table-cell office:value-type="string">
            <text:p>dist.pz-vdw.300.dat: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2148">
            <text:p>2.52148</text:p>
          </table:table-cell>
          <table:table-cell office:value-type="string">
            <text:p>A</text:p>
          </table:table-cell>
          <table:table-cell/>
          <table:table-cell office:value-type="string">
            <text:p>dist.pz-vdw.300.dat: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2148">
            <text:p>2.521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0857">
            <text:p>2.7085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2148">
            <text:p>2.52148</text:p>
          </table:table-cell>
          <table:table-cell office:value-type="string">
            <text:p>A</text:p>
          </table:table-cell>
          <table:table-cell/>
          <table:table-cell office:value-type="string">
            <text:p>dist.pz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2148">
            <text:p>2.521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0503">
            <text:p>2.60503</text:p>
          </table:table-cell>
          <table:table-cell office:value-type="string">
            <text:p>A</text:p>
          </table:table-cell>
          <table:table-cell/>
          <table:table-cell office:value-type="string">
            <text:p>dist.pz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3774">
            <text:p>2.83774</text:p>
          </table:table-cell>
          <table:table-cell office:value-type="string">
            <text:p>A</text:p>
          </table:table-cell>
          <table:table-cell/>
          <table:table-cell office:value-type="string">
            <text:p>dist.pz-vdw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-vdw.3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3774">
            <text:p>2.8377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30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7656">
            <text:p>2.67656</text:p>
          </table:table-cell>
          <table:table-cell office:value-type="string">
            <text:p>A</text:p>
          </table:table-cell>
          <table:table-cell/>
          <table:table-cell office:value-type="string">
            <text:p>dist.pz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7656">
            <text:p>2.676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8033">
            <text:p>2.58033</text:p>
          </table:table-cell>
          <table:table-cell office:value-type="string">
            <text:p>A</text:p>
          </table:table-cell>
          <table:table-cell/>
          <table:table-cell office:value-type="string">
            <text:p>dist.pz-vdw.350.dat: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9879">
            <text:p>2.49879</text:p>
          </table:table-cell>
          <table:table-cell office:value-type="string">
            <text:p>A</text:p>
          </table:table-cell>
          <table:table-cell/>
          <table:table-cell office:value-type="string">
            <text:p>dist.pz-vdw.350.dat: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9879">
            <text:p>2.4987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7656">
            <text:p>2.676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9879">
            <text:p>2.49879</text:p>
          </table:table-cell>
          <table:table-cell office:value-type="string">
            <text:p>A</text:p>
          </table:table-cell>
          <table:table-cell/>
          <table:table-cell office:value-type="string">
            <text:p>dist.pz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9879">
            <text:p>2.4987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8033">
            <text:p>2.58033</text:p>
          </table:table-cell>
          <table:table-cell office:value-type="string">
            <text:p>A</text:p>
          </table:table-cell>
          <table:table-cell/>
          <table:table-cell office:value-type="string">
            <text:p>dist.pz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0391">
            <text:p>2.80391</text:p>
          </table:table-cell>
          <table:table-cell office:value-type="string">
            <text:p>A</text:p>
          </table:table-cell>
          <table:table-cell/>
          <table:table-cell office:value-type="string">
            <text:p>dist.pz-vdw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-vdw.3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0391">
            <text:p>2.8039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35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4785">
            <text:p>2.64785</text:p>
          </table:table-cell>
          <table:table-cell office:value-type="string">
            <text:p>A</text:p>
          </table:table-cell>
          <table:table-cell/>
          <table:table-cell office:value-type="string">
            <text:p>dist.pz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4785">
            <text:p>2.6478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5799">
            <text:p>2.55799</text:p>
          </table:table-cell>
          <table:table-cell office:value-type="string">
            <text:p>A</text:p>
          </table:table-cell>
          <table:table-cell/>
          <table:table-cell office:value-type="string">
            <text:p>dist.pz-vdw.400.dat: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7825">
            <text:p>2.47825</text:p>
          </table:table-cell>
          <table:table-cell office:value-type="string">
            <text:p>A</text:p>
          </table:table-cell>
          <table:table-cell/>
          <table:table-cell office:value-type="string">
            <text:p>dist.pz-vdw.400.dat: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7825">
            <text:p>2.4782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4785">
            <text:p>2.6478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7825">
            <text:p>2.47825</text:p>
          </table:table-cell>
          <table:table-cell office:value-type="string">
            <text:p>A</text:p>
          </table:table-cell>
          <table:table-cell/>
          <table:table-cell office:value-type="string">
            <text:p>dist.pz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7825">
            <text:p>2.4782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5799">
            <text:p>2.55799</text:p>
          </table:table-cell>
          <table:table-cell office:value-type="string">
            <text:p>A</text:p>
          </table:table-cell>
          <table:table-cell/>
          <table:table-cell office:value-type="string">
            <text:p>dist.pz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7348">
            <text:p>2.77348</text:p>
          </table:table-cell>
          <table:table-cell office:value-type="string">
            <text:p>A</text:p>
          </table:table-cell>
          <table:table-cell/>
          <table:table-cell office:value-type="string">
            <text:p>dist.pz-vdw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-vdw.4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7348">
            <text:p>2.773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40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2181">
            <text:p>2.62181</text:p>
          </table:table-cell>
          <table:table-cell office:value-type="string">
            <text:p>A</text:p>
          </table:table-cell>
          <table:table-cell/>
          <table:table-cell office:value-type="string">
            <text:p>dist.pz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2181">
            <text:p>2.6218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3757">
            <text:p>2.53757</text:p>
          </table:table-cell>
          <table:table-cell office:value-type="string">
            <text:p>A</text:p>
          </table:table-cell>
          <table:table-cell/>
          <table:table-cell office:value-type="string">
            <text:p>dist.pz-vdw.450.dat: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948">
            <text:p>2.45948</text:p>
          </table:table-cell>
          <table:table-cell office:value-type="string">
            <text:p>A</text:p>
          </table:table-cell>
          <table:table-cell/>
          <table:table-cell office:value-type="string">
            <text:p>dist.pz-vdw.450.dat: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948">
            <text:p>2.459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2181">
            <text:p>2.6218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948">
            <text:p>2.45948</text:p>
          </table:table-cell>
          <table:table-cell office:value-type="string">
            <text:p>A</text:p>
          </table:table-cell>
          <table:table-cell/>
          <table:table-cell office:value-type="string">
            <text:p>dist.pz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948">
            <text:p>2.459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3757">
            <text:p>2.53757</text:p>
          </table:table-cell>
          <table:table-cell office:value-type="string">
            <text:p>A</text:p>
          </table:table-cell>
          <table:table-cell/>
          <table:table-cell office:value-type="string">
            <text:p>dist.pz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458">
            <text:p>2.7458</text:p>
          </table:table-cell>
          <table:table-cell office:value-type="string">
            <text:p>A</text:p>
          </table:table-cell>
          <table:table-cell/>
          <table:table-cell office:value-type="string">
            <text:p>dist.pz-vdw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-vdw.4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458">
            <text:p>2.745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45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98">
            <text:p>2.598</text:p>
          </table:table-cell>
          <table:table-cell office:value-type="string">
            <text:p>A</text:p>
          </table:table-cell>
          <table:table-cell/>
          <table:table-cell office:value-type="string">
            <text:p>dist.pz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98">
            <text:p>2.59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1879">
            <text:p>2.51879</text:p>
          </table:table-cell>
          <table:table-cell office:value-type="string">
            <text:p>A</text:p>
          </table:table-cell>
          <table:table-cell/>
          <table:table-cell office:value-type="string">
            <text:p>dist.pz-vdw.500.dat: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4219">
            <text:p>2.44219</text:p>
          </table:table-cell>
          <table:table-cell office:value-type="string">
            <text:p>A</text:p>
          </table:table-cell>
          <table:table-cell/>
          <table:table-cell office:value-type="string">
            <text:p>dist.pz-vdw.500.dat: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4219">
            <text:p>2.4421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98">
            <text:p>2.59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4219">
            <text:p>2.44219</text:p>
          </table:table-cell>
          <table:table-cell office:value-type="string">
            <text:p>A</text:p>
          </table:table-cell>
          <table:table-cell/>
          <table:table-cell office:value-type="string">
            <text:p>dist.pz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4219">
            <text:p>2.4421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1879">
            <text:p>2.51879</text:p>
          </table:table-cell>
          <table:table-cell office:value-type="string">
            <text:p>A</text:p>
          </table:table-cell>
          <table:table-cell/>
          <table:table-cell office:value-type="string">
            <text:p>dist.pz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2048">
            <text:p>2.72048</text:p>
          </table:table-cell>
          <table:table-cell office:value-type="string">
            <text:p>A</text:p>
          </table:table-cell>
          <table:table-cell/>
          <table:table-cell office:value-type="string">
            <text:p>dist.pz-vdw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-vdw.5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2048">
            <text:p>2.7204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0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7607">
            <text:p>2.57607</text:p>
          </table:table-cell>
          <table:table-cell office:value-type="string">
            <text:p>A</text:p>
          </table:table-cell>
          <table:table-cell/>
          <table:table-cell office:value-type="string">
            <text:p>dist.pz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7607">
            <text:p>2.5760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0138">
            <text:p>2.50138</text:p>
          </table:table-cell>
          <table:table-cell office:value-type="string">
            <text:p>A</text:p>
          </table:table-cell>
          <table:table-cell/>
          <table:table-cell office:value-type="string">
            <text:p>dist.pz-vdw.550.dat: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2615">
            <text:p>2.42615</text:p>
          </table:table-cell>
          <table:table-cell office:value-type="string">
            <text:p>A</text:p>
          </table:table-cell>
          <table:table-cell/>
          <table:table-cell office:value-type="string">
            <text:p>dist.pz-vdw.550.dat: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2615">
            <text:p>2.4261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7607">
            <text:p>2.5760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2615">
            <text:p>2.42615</text:p>
          </table:table-cell>
          <table:table-cell office:value-type="string">
            <text:p>A</text:p>
          </table:table-cell>
          <table:table-cell/>
          <table:table-cell office:value-type="string">
            <text:p>dist.pz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2615">
            <text:p>2.4261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0138">
            <text:p>2.50138</text:p>
          </table:table-cell>
          <table:table-cell office:value-type="string">
            <text:p>A</text:p>
          </table:table-cell>
          <table:table-cell/>
          <table:table-cell office:value-type="string">
            <text:p>dist.pz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9712">
            <text:p>2.69712</text:p>
          </table:table-cell>
          <table:table-cell office:value-type="string">
            <text:p>A</text:p>
          </table:table-cell>
          <table:table-cell/>
          <table:table-cell office:value-type="string">
            <text:p>dist.pz-vdw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-vdw.5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9712">
            <text:p>2.6971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55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5575">
            <text:p>2.55575</text:p>
          </table:table-cell>
          <table:table-cell office:value-type="string">
            <text:p>A</text:p>
          </table:table-cell>
          <table:table-cell/>
          <table:table-cell office:value-type="string">
            <text:p>dist.pz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5575">
            <text:p>2.5557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8515">
            <text:p>2.48515</text:p>
          </table:table-cell>
          <table:table-cell office:value-type="string">
            <text:p>A</text:p>
          </table:table-cell>
          <table:table-cell/>
          <table:table-cell office:value-type="string">
            <text:p>dist.pz-vdw.600.dat: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1119">
            <text:p>2.41119</text:p>
          </table:table-cell>
          <table:table-cell office:value-type="string">
            <text:p>A</text:p>
          </table:table-cell>
          <table:table-cell/>
          <table:table-cell office:value-type="string">
            <text:p>dist.pz-vdw.600.dat: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1119">
            <text:p>2.4111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5575">
            <text:p>2.5557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1119">
            <text:p>2.41119</text:p>
          </table:table-cell>
          <table:table-cell office:value-type="string">
            <text:p>A</text:p>
          </table:table-cell>
          <table:table-cell/>
          <table:table-cell office:value-type="string">
            <text:p>dist.pz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1119">
            <text:p>2.4111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8515">
            <text:p>2.48515</text:p>
          </table:table-cell>
          <table:table-cell office:value-type="string">
            <text:p>A</text:p>
          </table:table-cell>
          <table:table-cell/>
          <table:table-cell office:value-type="string">
            <text:p>dist.pz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7544">
            <text:p>2.67544</text:p>
          </table:table-cell>
          <table:table-cell office:value-type="string">
            <text:p>A</text:p>
          </table:table-cell>
          <table:table-cell/>
          <table:table-cell office:value-type="string">
            <text:p>dist.pz-vdw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-vdw.6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7544">
            <text:p>2.6754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60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3684">
            <text:p>2.53684</text:p>
          </table:table-cell>
          <table:table-cell office:value-type="string">
            <text:p>A</text:p>
          </table:table-cell>
          <table:table-cell/>
          <table:table-cell office:value-type="string">
            <text:p>dist.pz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3684">
            <text:p>2.5368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6996">
            <text:p>2.46996</text:p>
          </table:table-cell>
          <table:table-cell office:value-type="string">
            <text:p>A</text:p>
          </table:table-cell>
          <table:table-cell/>
          <table:table-cell office:value-type="string">
            <text:p>dist.pz-vdw.650.dat: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9716">
            <text:p>2.39716</text:p>
          </table:table-cell>
          <table:table-cell office:value-type="string">
            <text:p>A</text:p>
          </table:table-cell>
          <table:table-cell/>
          <table:table-cell office:value-type="string">
            <text:p>dist.pz-vdw.650.dat: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9716">
            <text:p>2.3971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3684">
            <text:p>2.5368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9716">
            <text:p>2.39716</text:p>
          </table:table-cell>
          <table:table-cell office:value-type="string">
            <text:p>A</text:p>
          </table:table-cell>
          <table:table-cell/>
          <table:table-cell office:value-type="string">
            <text:p>dist.pz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9716">
            <text:p>2.3971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6996">
            <text:p>2.46996</text:p>
          </table:table-cell>
          <table:table-cell office:value-type="string">
            <text:p>A</text:p>
          </table:table-cell>
          <table:table-cell/>
          <table:table-cell office:value-type="string">
            <text:p>dist.pz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5523">
            <text:p>2.65523</text:p>
          </table:table-cell>
          <table:table-cell office:value-type="string">
            <text:p>A</text:p>
          </table:table-cell>
          <table:table-cell/>
          <table:table-cell office:value-type="string">
            <text:p>dist.pz-vdw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-vdw.6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5523">
            <text:p>2.6552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65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1916">
            <text:p>2.51916</text:p>
          </table:table-cell>
          <table:table-cell office:value-type="string">
            <text:p>A</text:p>
          </table:table-cell>
          <table:table-cell/>
          <table:table-cell office:value-type="string">
            <text:p>dist.pz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1916">
            <text:p>2.5191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567">
            <text:p>2.45567</text:p>
          </table:table-cell>
          <table:table-cell office:value-type="string">
            <text:p>A</text:p>
          </table:table-cell>
          <table:table-cell/>
          <table:table-cell office:value-type="string">
            <text:p>dist.pz-vdw.700.dat: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8396">
            <text:p>2.38396</text:p>
          </table:table-cell>
          <table:table-cell office:value-type="string">
            <text:p>A</text:p>
          </table:table-cell>
          <table:table-cell/>
          <table:table-cell office:value-type="string">
            <text:p>dist.pz-vdw.700.dat: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8396">
            <text:p>2.3839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1916">
            <text:p>2.5191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8396">
            <text:p>2.38396</text:p>
          </table:table-cell>
          <table:table-cell office:value-type="string">
            <text:p>A</text:p>
          </table:table-cell>
          <table:table-cell/>
          <table:table-cell office:value-type="string">
            <text:p>dist.pz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8396">
            <text:p>2.3839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567">
            <text:p>2.45567</text:p>
          </table:table-cell>
          <table:table-cell office:value-type="string">
            <text:p>A</text:p>
          </table:table-cell>
          <table:table-cell/>
          <table:table-cell office:value-type="string">
            <text:p>dist.pz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3629">
            <text:p>2.63629</text:p>
          </table:table-cell>
          <table:table-cell office:value-type="string">
            <text:p>A</text:p>
          </table:table-cell>
          <table:table-cell/>
          <table:table-cell office:value-type="string">
            <text:p>dist.pz-vdw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-vdw.7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3629">
            <text:p>2.6362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70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256">
            <text:p>2.50256</text:p>
          </table:table-cell>
          <table:table-cell office:value-type="string">
            <text:p>A</text:p>
          </table:table-cell>
          <table:table-cell/>
          <table:table-cell office:value-type="string">
            <text:p>dist.pz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256">
            <text:p>2.502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422">
            <text:p>2.4422</text:p>
          </table:table-cell>
          <table:table-cell office:value-type="string">
            <text:p>A</text:p>
          </table:table-cell>
          <table:table-cell/>
          <table:table-cell office:value-type="string">
            <text:p>dist.pz-vdw.750.dat: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7147">
            <text:p>2.37147</text:p>
          </table:table-cell>
          <table:table-cell office:value-type="string">
            <text:p>A</text:p>
          </table:table-cell>
          <table:table-cell/>
          <table:table-cell office:value-type="string">
            <text:p>dist.pz-vdw.750.dat: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7147">
            <text:p>2.3714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256">
            <text:p>2.502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7147">
            <text:p>2.37147</text:p>
          </table:table-cell>
          <table:table-cell office:value-type="string">
            <text:p>A</text:p>
          </table:table-cell>
          <table:table-cell/>
          <table:table-cell office:value-type="string">
            <text:p>dist.pz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7147">
            <text:p>2.3714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422">
            <text:p>2.4422</text:p>
          </table:table-cell>
          <table:table-cell office:value-type="string">
            <text:p>A</text:p>
          </table:table-cell>
          <table:table-cell/>
          <table:table-cell office:value-type="string">
            <text:p>dist.pz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1847">
            <text:p>2.61847</text:p>
          </table:table-cell>
          <table:table-cell office:value-type="string">
            <text:p>A</text:p>
          </table:table-cell>
          <table:table-cell/>
          <table:table-cell office:value-type="string">
            <text:p>dist.pz-vdw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-vdw.7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1847">
            <text:p>2.6184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75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693">
            <text:p>2.486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694">
            <text:p>2.48694</text:p>
          </table:table-cell>
          <table:table-cell office:value-type="string">
            <text:p>A</text:p>
          </table:table-cell>
          <table:table-cell/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694">
            <text:p>2.4869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2946">
            <text:p>2.42946</text:p>
          </table:table-cell>
          <table:table-cell office:value-type="string">
            <text:p>A</text:p>
          </table:table-cell>
          <table:table-cell/>
          <table:table-cell office:value-type="string">
            <text:p>dist.pz-vdw.800.dat: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5963">
            <text:p>2.35963</text:p>
          </table:table-cell>
          <table:table-cell office:value-type="string">
            <text:p>A</text:p>
          </table:table-cell>
          <table:table-cell/>
          <table:table-cell office:value-type="string">
            <text:p>dist.pz-vdw.800.dat: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5963">
            <text:p>2.3596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693">
            <text:p>2.486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694">
            <text:p>2.4869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5963">
            <text:p>2.35963</text:p>
          </table:table-cell>
          <table:table-cell office:value-type="string">
            <text:p>A</text:p>
          </table:table-cell>
          <table:table-cell/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5963">
            <text:p>2.3596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2946">
            <text:p>2.42946</text:p>
          </table:table-cell>
          <table:table-cell office:value-type="string">
            <text:p>A</text:p>
          </table:table-cell>
          <table:table-cell/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0164">
            <text:p>2.60164</text:p>
          </table:table-cell>
          <table:table-cell office:value-type="string">
            <text:p>A</text:p>
          </table:table-cell>
          <table:table-cell/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-vdw.8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0164">
            <text:p>2.6016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0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7216">
            <text:p>2.47216</text:p>
          </table:table-cell>
          <table:table-cell office:value-type="string">
            <text:p>A</text:p>
          </table:table-cell>
          <table:table-cell/>
          <table:table-cell office:value-type="string">
            <text:p>dist.pz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7216">
            <text:p>2.4721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1738">
            <text:p>2.41738</text:p>
          </table:table-cell>
          <table:table-cell office:value-type="string">
            <text:p>A</text:p>
          </table:table-cell>
          <table:table-cell/>
          <table:table-cell office:value-type="string">
            <text:p>dist.pz-vdw.850.dat: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4837">
            <text:p>2.34837</text:p>
          </table:table-cell>
          <table:table-cell office:value-type="string">
            <text:p>A</text:p>
          </table:table-cell>
          <table:table-cell/>
          <table:table-cell office:value-type="string">
            <text:p>dist.pz-vdw.850.dat: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4837">
            <text:p>2.3483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7216">
            <text:p>2.4721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4837">
            <text:p>2.34837</text:p>
          </table:table-cell>
          <table:table-cell office:value-type="string">
            <text:p>A</text:p>
          </table:table-cell>
          <table:table-cell/>
          <table:table-cell office:value-type="string">
            <text:p>dist.pz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4837">
            <text:p>2.3483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1738">
            <text:p>2.41738</text:p>
          </table:table-cell>
          <table:table-cell office:value-type="string">
            <text:p>A</text:p>
          </table:table-cell>
          <table:table-cell/>
          <table:table-cell office:value-type="string">
            <text:p>dist.pz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8558">
            <text:p>2.58558</text:p>
          </table:table-cell>
          <table:table-cell office:value-type="string">
            <text:p>A</text:p>
          </table:table-cell>
          <table:table-cell/>
          <table:table-cell office:value-type="string">
            <text:p>dist.pz-vdw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-vdw.8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8558">
            <text:p>2.5855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85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5814">
            <text:p>2.45814</text:p>
          </table:table-cell>
          <table:table-cell office:value-type="string">
            <text:p>A</text:p>
          </table:table-cell>
          <table:table-cell/>
          <table:table-cell office:value-type="string">
            <text:p>dist.pz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5814">
            <text:p>2.4581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0592">
            <text:p>2.40592</text:p>
          </table:table-cell>
          <table:table-cell office:value-type="string">
            <text:p>A</text:p>
          </table:table-cell>
          <table:table-cell/>
          <table:table-cell office:value-type="string">
            <text:p>dist.pz-vdw.900.dat: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3765">
            <text:p>2.33765</text:p>
          </table:table-cell>
          <table:table-cell office:value-type="string">
            <text:p>A</text:p>
          </table:table-cell>
          <table:table-cell/>
          <table:table-cell office:value-type="string">
            <text:p>dist.pz-vdw.900.dat: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3765">
            <text:p>2.3376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5814">
            <text:p>2.4581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3765">
            <text:p>2.33765</text:p>
          </table:table-cell>
          <table:table-cell office:value-type="string">
            <text:p>A</text:p>
          </table:table-cell>
          <table:table-cell/>
          <table:table-cell office:value-type="string">
            <text:p>dist.pz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3765">
            <text:p>2.3376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0592">
            <text:p>2.40592</text:p>
          </table:table-cell>
          <table:table-cell office:value-type="string">
            <text:p>A</text:p>
          </table:table-cell>
          <table:table-cell/>
          <table:table-cell office:value-type="string">
            <text:p>dist.pz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7014">
            <text:p>2.57014</text:p>
          </table:table-cell>
          <table:table-cell office:value-type="string">
            <text:p>A</text:p>
          </table:table-cell>
          <table:table-cell/>
          <table:table-cell office:value-type="string">
            <text:p>dist.pz-vdw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-vdw.9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7014">
            <text:p>2.5701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90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4478">
            <text:p>2.44478</text:p>
          </table:table-cell>
          <table:table-cell office:value-type="string">
            <text:p>A</text:p>
          </table:table-cell>
          <table:table-cell/>
          <table:table-cell office:value-type="string">
            <text:p>dist.pz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4478">
            <text:p>2.4447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9507">
            <text:p>2.39507</text:p>
          </table:table-cell>
          <table:table-cell office:value-type="string">
            <text:p>A</text:p>
          </table:table-cell>
          <table:table-cell/>
          <table:table-cell office:value-type="string">
            <text:p>dist.pz-vdw.950.dat: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2743">
            <text:p>2.32743</text:p>
          </table:table-cell>
          <table:table-cell office:value-type="string">
            <text:p>A</text:p>
          </table:table-cell>
          <table:table-cell/>
          <table:table-cell office:value-type="string">
            <text:p>dist.pz-vdw.950.dat: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2743">
            <text:p>2.3274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4478">
            <text:p>2.4447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2743">
            <text:p>2.32743</text:p>
          </table:table-cell>
          <table:table-cell office:value-type="string">
            <text:p>A</text:p>
          </table:table-cell>
          <table:table-cell/>
          <table:table-cell office:value-type="string">
            <text:p>dist.pz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2743">
            <text:p>2.3274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9507">
            <text:p>2.39507</text:p>
          </table:table-cell>
          <table:table-cell office:value-type="string">
            <text:p>A</text:p>
          </table:table-cell>
          <table:table-cell/>
          <table:table-cell office:value-type="string">
            <text:p>dist.pz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5523">
            <text:p>2.55523</text:p>
          </table:table-cell>
          <table:table-cell office:value-type="string">
            <text:p>A</text:p>
          </table:table-cell>
          <table:table-cell/>
          <table:table-cell office:value-type="string">
            <text:p>dist.pz-vdw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-vdw.9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5523">
            <text:p>2.5552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95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32">
            <text:p>2.432</text:p>
          </table:table-cell>
          <table:table-cell office:value-type="string">
            <text:p>A</text:p>
          </table:table-cell>
          <table:table-cell/>
          <table:table-cell office:value-type="string">
            <text:p>dist.pz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32">
            <text:p>2.43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8474">
            <text:p>2.38474</text:p>
          </table:table-cell>
          <table:table-cell office:value-type="string">
            <text:p>A</text:p>
          </table:table-cell>
          <table:table-cell/>
          <table:table-cell office:value-type="string">
            <text:p>dist.pz-vdw.1000.dat: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1767">
            <text:p>2.31767</text:p>
          </table:table-cell>
          <table:table-cell office:value-type="string">
            <text:p>A</text:p>
          </table:table-cell>
          <table:table-cell/>
          <table:table-cell office:value-type="string">
            <text:p>dist.pz-vdw.1000.dat: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1767">
            <text:p>2.3176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32">
            <text:p>2.43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1767">
            <text:p>2.31767</text:p>
          </table:table-cell>
          <table:table-cell office:value-type="string">
            <text:p>A</text:p>
          </table:table-cell>
          <table:table-cell/>
          <table:table-cell office:value-type="string">
            <text:p>dist.pz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1767">
            <text:p>2.3176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8474">
            <text:p>2.38474</text:p>
          </table:table-cell>
          <table:table-cell office:value-type="string">
            <text:p>A</text:p>
          </table:table-cell>
          <table:table-cell/>
          <table:table-cell office:value-type="string">
            <text:p>dist.pz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4075">
            <text:p>2.54075</text:p>
          </table:table-cell>
          <table:table-cell office:value-type="string">
            <text:p>A</text:p>
          </table:table-cell>
          <table:table-cell/>
          <table:table-cell office:value-type="string">
            <text:p>dist.pz-vdw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-vdw.10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4075">
            <text:p>2.5407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-vdw.100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z.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8692">
            <text:p>2.88692</text:p>
          </table:table-cell>
          <table:table-cell office:value-type="string">
            <text:p>A</text:p>
          </table:table-cell>
          <table:table-cell/>
          <table:table-cell office:value-type="string">
            <text:p>dist.pz.0.dat: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st.pz.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7887">
            <text:p>2.77887</text:p>
          </table:table-cell>
          <table:table-cell office:value-type="string">
            <text:p>A</text:p>
          </table:table-cell>
          <table:table-cell/>
          <table:table-cell office:value-type="string">
            <text:p>dist.pz.0.dat: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st.pz.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7887">
            <text:p>2.7788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z.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7887">
            <text:p>2.77887</text:p>
          </table:table-cell>
          <table:table-cell office:value-type="string">
            <text:p>A</text:p>
          </table:table-cell>
          <table:table-cell/>
          <table:table-cell office:value-type="string">
            <text:p>dist.pz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z.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7887">
            <text:p>2.7788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0.dat: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ist.pz.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8692">
            <text:p>2.88692</text:p>
          </table:table-cell>
          <table:table-cell office:value-type="string">
            <text:p>A</text:p>
          </table:table-cell>
          <table:table-cell/>
          <table:table-cell office:value-type="string">
            <text:p>dist.pz.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.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4411">
            <text:p>2.94411</text:p>
          </table:table-cell>
          <table:table-cell office:value-type="string">
            <text:p>A</text:p>
          </table:table-cell>
          <table:table-cell/>
          <table:table-cell office:value-type="string">
            <text:p>dist.pz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.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4411">
            <text:p>2.9441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.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81405">
            <text:p>2.81405</text:p>
          </table:table-cell>
          <table:table-cell office:value-type="string">
            <text:p>A</text:p>
          </table:table-cell>
          <table:table-cell/>
          <table:table-cell office:value-type="string">
            <text:p>dist.pz.50.dat: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ist.pz.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1437">
            <text:p>2.71437</text:p>
          </table:table-cell>
          <table:table-cell office:value-type="string">
            <text:p>A</text:p>
          </table:table-cell>
          <table:table-cell/>
          <table:table-cell office:value-type="string">
            <text:p>dist.pz.50.dat: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ist.pz.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1437">
            <text:p>2.7143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.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94411">
            <text:p>2.9441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.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1437">
            <text:p>2.71437</text:p>
          </table:table-cell>
          <table:table-cell office:value-type="string">
            <text:p>A</text:p>
          </table:table-cell>
          <table:table-cell/>
          <table:table-cell office:value-type="string">
            <text:p>dist.pz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.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1437">
            <text:p>2.7143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0.dat: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dist.pz.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81405">
            <text:p>2.81405</text:p>
          </table:table-cell>
          <table:table-cell office:value-type="string">
            <text:p>A</text:p>
          </table:table-cell>
          <table:table-cell/>
          <table:table-cell office:value-type="string">
            <text:p>dist.pz.5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.1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7026">
            <text:p>2.87026</text:p>
          </table:table-cell>
          <table:table-cell office:value-type="string">
            <text:p>A</text:p>
          </table:table-cell>
          <table:table-cell/>
          <table:table-cell office:value-type="string">
            <text:p>dist.pz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.1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7026">
            <text:p>2.8702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.1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5994">
            <text:p>2.75994</text:p>
          </table:table-cell>
          <table:table-cell office:value-type="string">
            <text:p>A</text:p>
          </table:table-cell>
          <table:table-cell/>
          <table:table-cell office:value-type="string">
            <text:p>dist.pz.100.dat: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ist.pz.1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6545">
            <text:p>2.66545</text:p>
          </table:table-cell>
          <table:table-cell office:value-type="string">
            <text:p>A</text:p>
          </table:table-cell>
          <table:table-cell/>
          <table:table-cell office:value-type="string">
            <text:p>dist.pz.100.dat: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ist.pz.1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6545">
            <text:p>2.6654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.1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7026">
            <text:p>2.8702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.1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6545">
            <text:p>2.66545</text:p>
          </table:table-cell>
          <table:table-cell office:value-type="string">
            <text:p>A</text:p>
          </table:table-cell>
          <table:table-cell/>
          <table:table-cell office:value-type="string">
            <text:p>dist.pz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.1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6545">
            <text:p>2.6654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00.dat:</text:p>
          </table:table-cell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.pz.1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5994">
            <text:p>2.75994</text:p>
          </table:table-cell>
          <table:table-cell office:value-type="string">
            <text:p>A</text:p>
          </table:table-cell>
          <table:table-cell/>
          <table:table-cell office:value-type="string">
            <text:p>dist.pz.10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1262">
            <text:p>2.81262</text:p>
          </table:table-cell>
          <table:table-cell office:value-type="string">
            <text:p>A</text:p>
          </table:table-cell>
          <table:table-cell/>
          <table:table-cell office:value-type="string">
            <text:p>dist.pz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1262">
            <text:p>2.8126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71634">
            <text:p>2.71634</text:p>
          </table:table-cell>
          <table:table-cell office:value-type="string">
            <text:p>A</text:p>
          </table:table-cell>
          <table:table-cell/>
          <table:table-cell office:value-type="string">
            <text:p>dist.pz.150.dat: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2587">
            <text:p>2.62587</text:p>
          </table:table-cell>
          <table:table-cell office:value-type="string">
            <text:p>A</text:p>
          </table:table-cell>
          <table:table-cell/>
          <table:table-cell office:value-type="string">
            <text:p>dist.pz.150.dat: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2587">
            <text:p>2.6258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81262">
            <text:p>2.8126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2587">
            <text:p>2.62587</text:p>
          </table:table-cell>
          <table:table-cell office:value-type="string">
            <text:p>A</text:p>
          </table:table-cell>
          <table:table-cell/>
          <table:table-cell office:value-type="string">
            <text:p>dist.pz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2587">
            <text:p>2.6258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71634">
            <text:p>2.71634</text:p>
          </table:table-cell>
          <table:table-cell office:value-type="string">
            <text:p>A</text:p>
          </table:table-cell>
          <table:table-cell/>
          <table:table-cell office:value-type="string">
            <text:p>dist.pz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6532">
            <text:p>2.96532</text:p>
          </table:table-cell>
          <table:table-cell office:value-type="string">
            <text:p>A</text:p>
          </table:table-cell>
          <table:table-cell/>
          <table:table-cell office:value-type="string">
            <text:p>dist.pz.150.dat:</text:p>
          </table:table-cell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dist.pz.1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6532">
            <text:p>2.9653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5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6522">
            <text:p>2.76522</text:p>
          </table:table-cell>
          <table:table-cell office:value-type="string">
            <text:p>A</text:p>
          </table:table-cell>
          <table:table-cell/>
          <table:table-cell office:value-type="string">
            <text:p>dist.pz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6522">
            <text:p>2.7652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7966">
            <text:p>2.67966</text:p>
          </table:table-cell>
          <table:table-cell office:value-type="string">
            <text:p>A</text:p>
          </table:table-cell>
          <table:table-cell/>
          <table:table-cell office:value-type="string">
            <text:p>dist.pz.200.dat: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925">
            <text:p>2.5925</text:p>
          </table:table-cell>
          <table:table-cell office:value-type="string">
            <text:p>A</text:p>
          </table:table-cell>
          <table:table-cell/>
          <table:table-cell office:value-type="string">
            <text:p>dist.pz.200.dat: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925">
            <text:p>2.592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6522">
            <text:p>2.7652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925">
            <text:p>2.5925</text:p>
          </table:table-cell>
          <table:table-cell office:value-type="string">
            <text:p>A</text:p>
          </table:table-cell>
          <table:table-cell/>
          <table:table-cell office:value-type="string">
            <text:p>dist.pz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925">
            <text:p>2.592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7966">
            <text:p>2.67966</text:p>
          </table:table-cell>
          <table:table-cell office:value-type="string">
            <text:p>A</text:p>
          </table:table-cell>
          <table:table-cell/>
          <table:table-cell office:value-type="string">
            <text:p>dist.pz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1513">
            <text:p>2.91513</text:p>
          </table:table-cell>
          <table:table-cell office:value-type="string">
            <text:p>A</text:p>
          </table:table-cell>
          <table:table-cell/>
          <table:table-cell office:value-type="string">
            <text:p>dist.pz.200.dat:</text:p>
          </table:table-cell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dist.pz.2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91513">
            <text:p>2.9151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20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2493">
            <text:p>2.72493</text:p>
          </table:table-cell>
          <table:table-cell office:value-type="string">
            <text:p>A</text:p>
          </table:table-cell>
          <table:table-cell/>
          <table:table-cell office:value-type="string">
            <text:p>dist.pz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2493">
            <text:p>2.724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4798">
            <text:p>2.64798</text:p>
          </table:table-cell>
          <table:table-cell office:value-type="string">
            <text:p>A</text:p>
          </table:table-cell>
          <table:table-cell/>
          <table:table-cell office:value-type="string">
            <text:p>dist.pz.250.dat: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6357">
            <text:p>2.56357</text:p>
          </table:table-cell>
          <table:table-cell office:value-type="string">
            <text:p>A</text:p>
          </table:table-cell>
          <table:table-cell/>
          <table:table-cell office:value-type="string">
            <text:p>dist.pz.250.dat: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6357">
            <text:p>2.5635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72493">
            <text:p>2.724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6357">
            <text:p>2.56357</text:p>
          </table:table-cell>
          <table:table-cell office:value-type="string">
            <text:p>A</text:p>
          </table:table-cell>
          <table:table-cell/>
          <table:table-cell office:value-type="string">
            <text:p>dist.pz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6357">
            <text:p>2.5635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4798">
            <text:p>2.64798</text:p>
          </table:table-cell>
          <table:table-cell office:value-type="string">
            <text:p>A</text:p>
          </table:table-cell>
          <table:table-cell/>
          <table:table-cell office:value-type="string">
            <text:p>dist.pz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7214">
            <text:p>2.87214</text:p>
          </table:table-cell>
          <table:table-cell office:value-type="string">
            <text:p>A</text:p>
          </table:table-cell>
          <table:table-cell/>
          <table:table-cell office:value-type="string">
            <text:p>dist.pz.250.dat:</text:p>
          </table:table-cell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dist.pz.2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7214">
            <text:p>2.8721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25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899">
            <text:p>2.6899</text:p>
          </table:table-cell>
          <table:table-cell office:value-type="string">
            <text:p>A</text:p>
          </table:table-cell>
          <table:table-cell/>
          <table:table-cell office:value-type="string">
            <text:p>dist.pz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899">
            <text:p>2.689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62008">
            <text:p>2.62008</text:p>
          </table:table-cell>
          <table:table-cell office:value-type="string">
            <text:p>A</text:p>
          </table:table-cell>
          <table:table-cell/>
          <table:table-cell office:value-type="string">
            <text:p>dist.pz.300.dat: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3799">
            <text:p>2.53799</text:p>
          </table:table-cell>
          <table:table-cell office:value-type="string">
            <text:p>A</text:p>
          </table:table-cell>
          <table:table-cell/>
          <table:table-cell office:value-type="string">
            <text:p>dist.pz.300.dat: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3799">
            <text:p>2.5379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899">
            <text:p>2.689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3799">
            <text:p>2.53799</text:p>
          </table:table-cell>
          <table:table-cell office:value-type="string">
            <text:p>A</text:p>
          </table:table-cell>
          <table:table-cell/>
          <table:table-cell office:value-type="string">
            <text:p>dist.pz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3799">
            <text:p>2.5379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62008">
            <text:p>2.62008</text:p>
          </table:table-cell>
          <table:table-cell office:value-type="string">
            <text:p>A</text:p>
          </table:table-cell>
          <table:table-cell/>
          <table:table-cell office:value-type="string">
            <text:p>dist.pz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3446">
            <text:p>2.83446</text:p>
          </table:table-cell>
          <table:table-cell office:value-type="string">
            <text:p>A</text:p>
          </table:table-cell>
          <table:table-cell/>
          <table:table-cell office:value-type="string">
            <text:p>dist.pz.300.dat:</text:p>
          </table:table-cell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dist.pz.3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3446">
            <text:p>2.8344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30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5892">
            <text:p>2.65892</text:p>
          </table:table-cell>
          <table:table-cell office:value-type="string">
            <text:p>A</text:p>
          </table:table-cell>
          <table:table-cell/>
          <table:table-cell office:value-type="string">
            <text:p>dist.pz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5892">
            <text:p>2.6589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9516">
            <text:p>2.59516</text:p>
          </table:table-cell>
          <table:table-cell office:value-type="string">
            <text:p>A</text:p>
          </table:table-cell>
          <table:table-cell/>
          <table:table-cell office:value-type="string">
            <text:p>dist.pz.350.dat: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1503">
            <text:p>2.51503</text:p>
          </table:table-cell>
          <table:table-cell office:value-type="string">
            <text:p>A</text:p>
          </table:table-cell>
          <table:table-cell/>
          <table:table-cell office:value-type="string">
            <text:p>dist.pz.350.dat: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1503">
            <text:p>2.5150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5892">
            <text:p>2.6589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1503">
            <text:p>2.51503</text:p>
          </table:table-cell>
          <table:table-cell office:value-type="string">
            <text:p>A</text:p>
          </table:table-cell>
          <table:table-cell/>
          <table:table-cell office:value-type="string">
            <text:p>dist.pz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1503">
            <text:p>2.5150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9516">
            <text:p>2.59516</text:p>
          </table:table-cell>
          <table:table-cell office:value-type="string">
            <text:p>A</text:p>
          </table:table-cell>
          <table:table-cell/>
          <table:table-cell office:value-type="string">
            <text:p>dist.pz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0078">
            <text:p>2.80078</text:p>
          </table:table-cell>
          <table:table-cell office:value-type="string">
            <text:p>A</text:p>
          </table:table-cell>
          <table:table-cell/>
          <table:table-cell office:value-type="string">
            <text:p>dist.pz.350.dat:</text:p>
          </table:table-cell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dist.pz.3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80078">
            <text:p>2.8007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35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3112">
            <text:p>2.63112</text:p>
          </table:table-cell>
          <table:table-cell office:value-type="string">
            <text:p>A</text:p>
          </table:table-cell>
          <table:table-cell/>
          <table:table-cell office:value-type="string">
            <text:p>dist.pz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3112">
            <text:p>2.6311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7266">
            <text:p>2.57266</text:p>
          </table:table-cell>
          <table:table-cell office:value-type="string">
            <text:p>A</text:p>
          </table:table-cell>
          <table:table-cell/>
          <table:table-cell office:value-type="string">
            <text:p>dist.pz.400.dat: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9419">
            <text:p>2.49419</text:p>
          </table:table-cell>
          <table:table-cell office:value-type="string">
            <text:p>A</text:p>
          </table:table-cell>
          <table:table-cell/>
          <table:table-cell office:value-type="string">
            <text:p>dist.pz.400.dat: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9419">
            <text:p>2.4941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3112">
            <text:p>2.6311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9419">
            <text:p>2.49419</text:p>
          </table:table-cell>
          <table:table-cell office:value-type="string">
            <text:p>A</text:p>
          </table:table-cell>
          <table:table-cell/>
          <table:table-cell office:value-type="string">
            <text:p>dist.pz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9419">
            <text:p>2.4941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7266">
            <text:p>2.57266</text:p>
          </table:table-cell>
          <table:table-cell office:value-type="string">
            <text:p>A</text:p>
          </table:table-cell>
          <table:table-cell/>
          <table:table-cell office:value-type="string">
            <text:p>dist.pz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702">
            <text:p>2.7702</text:p>
          </table:table-cell>
          <table:table-cell office:value-type="string">
            <text:p>A</text:p>
          </table:table-cell>
          <table:table-cell/>
          <table:table-cell office:value-type="string">
            <text:p>dist.pz.400.dat: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dist.pz.4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702">
            <text:p>2.770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40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0588">
            <text:p>2.60588</text:p>
          </table:table-cell>
          <table:table-cell office:value-type="string">
            <text:p>A</text:p>
          </table:table-cell>
          <table:table-cell/>
          <table:table-cell office:value-type="string">
            <text:p>dist.pz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0588">
            <text:p>2.6058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522">
            <text:p>2.5522</text:p>
          </table:table-cell>
          <table:table-cell office:value-type="string">
            <text:p>A</text:p>
          </table:table-cell>
          <table:table-cell/>
          <table:table-cell office:value-type="string">
            <text:p>dist.pz.450.dat: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7512">
            <text:p>2.47512</text:p>
          </table:table-cell>
          <table:table-cell office:value-type="string">
            <text:p>A</text:p>
          </table:table-cell>
          <table:table-cell/>
          <table:table-cell office:value-type="string">
            <text:p>dist.pz.450.dat: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7512">
            <text:p>2.4751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60588">
            <text:p>2.6058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7512">
            <text:p>2.47512</text:p>
          </table:table-cell>
          <table:table-cell office:value-type="string">
            <text:p>A</text:p>
          </table:table-cell>
          <table:table-cell/>
          <table:table-cell office:value-type="string">
            <text:p>dist.pz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7512">
            <text:p>2.4751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522">
            <text:p>2.5522</text:p>
          </table:table-cell>
          <table:table-cell office:value-type="string">
            <text:p>A</text:p>
          </table:table-cell>
          <table:table-cell/>
          <table:table-cell office:value-type="string">
            <text:p>dist.pz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4196">
            <text:p>2.74196</text:p>
          </table:table-cell>
          <table:table-cell office:value-type="string">
            <text:p>A</text:p>
          </table:table-cell>
          <table:table-cell/>
          <table:table-cell office:value-type="string">
            <text:p>dist.pz.450.dat:</text:p>
          </table:table-cell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dist.pz.4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4196">
            <text:p>2.7419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45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8269">
            <text:p>2.58269</text:p>
          </table:table-cell>
          <table:table-cell office:value-type="string">
            <text:p>A</text:p>
          </table:table-cell>
          <table:table-cell/>
          <table:table-cell office:value-type="string">
            <text:p>dist.pz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8269">
            <text:p>2.5826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3347">
            <text:p>2.53347</text:p>
          </table:table-cell>
          <table:table-cell office:value-type="string">
            <text:p>A</text:p>
          </table:table-cell>
          <table:table-cell/>
          <table:table-cell office:value-type="string">
            <text:p>dist.pz.500.dat: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756">
            <text:p>2.45756</text:p>
          </table:table-cell>
          <table:table-cell office:value-type="string">
            <text:p>A</text:p>
          </table:table-cell>
          <table:table-cell/>
          <table:table-cell office:value-type="string">
            <text:p>dist.pz.500.dat: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756">
            <text:p>2.457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8269">
            <text:p>2.5826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756">
            <text:p>2.45756</text:p>
          </table:table-cell>
          <table:table-cell office:value-type="string">
            <text:p>A</text:p>
          </table:table-cell>
          <table:table-cell/>
          <table:table-cell office:value-type="string">
            <text:p>dist.pz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756">
            <text:p>2.457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3347">
            <text:p>2.53347</text:p>
          </table:table-cell>
          <table:table-cell office:value-type="string">
            <text:p>A</text:p>
          </table:table-cell>
          <table:table-cell/>
          <table:table-cell office:value-type="string">
            <text:p>dist.pz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1557">
            <text:p>2.71557</text:p>
          </table:table-cell>
          <table:table-cell office:value-type="string">
            <text:p>A</text:p>
          </table:table-cell>
          <table:table-cell/>
          <table:table-cell office:value-type="string">
            <text:p>dist.pz.500.dat: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dist.pz.5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71557">
            <text:p>2.7155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0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6124">
            <text:p>2.56124</text:p>
          </table:table-cell>
          <table:table-cell office:value-type="string">
            <text:p>A</text:p>
          </table:table-cell>
          <table:table-cell/>
          <table:table-cell office:value-type="string">
            <text:p>dist.pz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6124">
            <text:p>2.5612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162">
            <text:p>2.5162</text:p>
          </table:table-cell>
          <table:table-cell office:value-type="string">
            <text:p>A</text:p>
          </table:table-cell>
          <table:table-cell/>
          <table:table-cell office:value-type="string">
            <text:p>dist.pz.550.dat: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4131">
            <text:p>2.44131</text:p>
          </table:table-cell>
          <table:table-cell office:value-type="string">
            <text:p>A</text:p>
          </table:table-cell>
          <table:table-cell/>
          <table:table-cell office:value-type="string">
            <text:p>dist.pz.550.dat: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4131">
            <text:p>2.4413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6124">
            <text:p>2.5612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4131">
            <text:p>2.44131</text:p>
          </table:table-cell>
          <table:table-cell office:value-type="string">
            <text:p>A</text:p>
          </table:table-cell>
          <table:table-cell/>
          <table:table-cell office:value-type="string">
            <text:p>dist.pz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4131">
            <text:p>2.4413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162">
            <text:p>2.5162</text:p>
          </table:table-cell>
          <table:table-cell office:value-type="string">
            <text:p>A</text:p>
          </table:table-cell>
          <table:table-cell/>
          <table:table-cell office:value-type="string">
            <text:p>dist.pz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9079">
            <text:p>2.69079</text:p>
          </table:table-cell>
          <table:table-cell office:value-type="string">
            <text:p>A</text:p>
          </table:table-cell>
          <table:table-cell/>
          <table:table-cell office:value-type="string">
            <text:p>dist.pz.550.dat:</text:p>
          </table:table-cell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dist.pz.5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9079">
            <text:p>2.6907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55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413">
            <text:p>2.5413</text:p>
          </table:table-cell>
          <table:table-cell office:value-type="string">
            <text:p>A</text:p>
          </table:table-cell>
          <table:table-cell/>
          <table:table-cell office:value-type="string">
            <text:p>dist.pz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413">
            <text:p>2.541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50017">
            <text:p>2.50017</text:p>
          </table:table-cell>
          <table:table-cell office:value-type="string">
            <text:p>A</text:p>
          </table:table-cell>
          <table:table-cell/>
          <table:table-cell office:value-type="string">
            <text:p>dist.pz.600.dat: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2617">
            <text:p>2.42617</text:p>
          </table:table-cell>
          <table:table-cell office:value-type="string">
            <text:p>A</text:p>
          </table:table-cell>
          <table:table-cell/>
          <table:table-cell office:value-type="string">
            <text:p>dist.pz.600.dat: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2617">
            <text:p>2.4261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413">
            <text:p>2.541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2617">
            <text:p>2.42617</text:p>
          </table:table-cell>
          <table:table-cell office:value-type="string">
            <text:p>A</text:p>
          </table:table-cell>
          <table:table-cell/>
          <table:table-cell office:value-type="string">
            <text:p>dist.pz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2617">
            <text:p>2.4261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50017">
            <text:p>2.50017</text:p>
          </table:table-cell>
          <table:table-cell office:value-type="string">
            <text:p>A</text:p>
          </table:table-cell>
          <table:table-cell/>
          <table:table-cell office:value-type="string">
            <text:p>dist.pz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6756">
            <text:p>2.66756</text:p>
          </table:table-cell>
          <table:table-cell office:value-type="string">
            <text:p>A</text:p>
          </table:table-cell>
          <table:table-cell/>
          <table:table-cell office:value-type="string">
            <text:p>dist.pz.600.dat: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dist.pz.6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6756">
            <text:p>2.6675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60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2267">
            <text:p>2.52267</text:p>
          </table:table-cell>
          <table:table-cell office:value-type="string">
            <text:p>A</text:p>
          </table:table-cell>
          <table:table-cell/>
          <table:table-cell office:value-type="string">
            <text:p>dist.pz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2267">
            <text:p>2.5226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852">
            <text:p>2.4852</text:p>
          </table:table-cell>
          <table:table-cell office:value-type="string">
            <text:p>A</text:p>
          </table:table-cell>
          <table:table-cell/>
          <table:table-cell office:value-type="string">
            <text:p>dist.pz.650.dat: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12">
            <text:p>2.412</text:p>
          </table:table-cell>
          <table:table-cell office:value-type="string">
            <text:p>A</text:p>
          </table:table-cell>
          <table:table-cell/>
          <table:table-cell office:value-type="string">
            <text:p>dist.pz.650.dat: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12">
            <text:p>2.41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2267">
            <text:p>2.5226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12">
            <text:p>2.412</text:p>
          </table:table-cell>
          <table:table-cell office:value-type="string">
            <text:p>A</text:p>
          </table:table-cell>
          <table:table-cell/>
          <table:table-cell office:value-type="string">
            <text:p>dist.pz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12">
            <text:p>2.41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852">
            <text:p>2.4852</text:p>
          </table:table-cell>
          <table:table-cell office:value-type="string">
            <text:p>A</text:p>
          </table:table-cell>
          <table:table-cell/>
          <table:table-cell office:value-type="string">
            <text:p>dist.pz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4574">
            <text:p>2.64574</text:p>
          </table:table-cell>
          <table:table-cell office:value-type="string">
            <text:p>A</text:p>
          </table:table-cell>
          <table:table-cell/>
          <table:table-cell office:value-type="string">
            <text:p>dist.pz.650.dat:</text:p>
          </table:table-cell>
        </table:table-row>
        <table:table-row table:style-name="ro1" table:visibility="filter">
          <table:table-cell office:value-type="float" office:value="650">
            <text:p>650</text:p>
          </table:table-cell>
          <table:table-cell office:value-type="string">
            <text:p>dist.pz.6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4574">
            <text:p>2.6457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65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522">
            <text:p>2.50522</text:p>
          </table:table-cell>
          <table:table-cell office:value-type="string">
            <text:p>A</text:p>
          </table:table-cell>
          <table:table-cell/>
          <table:table-cell office:value-type="string">
            <text:p>dist.pz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522">
            <text:p>2.5052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7116">
            <text:p>2.47116</text:p>
          </table:table-cell>
          <table:table-cell office:value-type="string">
            <text:p>A</text:p>
          </table:table-cell>
          <table:table-cell/>
          <table:table-cell office:value-type="string">
            <text:p>dist.pz.700.dat: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9866">
            <text:p>2.39866</text:p>
          </table:table-cell>
          <table:table-cell office:value-type="string">
            <text:p>A</text:p>
          </table:table-cell>
          <table:table-cell/>
          <table:table-cell office:value-type="string">
            <text:p>dist.pz.700.dat: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9866">
            <text:p>2.3986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50522">
            <text:p>2.5052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9866">
            <text:p>2.39866</text:p>
          </table:table-cell>
          <table:table-cell office:value-type="string">
            <text:p>A</text:p>
          </table:table-cell>
          <table:table-cell/>
          <table:table-cell office:value-type="string">
            <text:p>dist.pz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9866">
            <text:p>2.3986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7116">
            <text:p>2.47116</text:p>
          </table:table-cell>
          <table:table-cell office:value-type="string">
            <text:p>A</text:p>
          </table:table-cell>
          <table:table-cell/>
          <table:table-cell office:value-type="string">
            <text:p>dist.pz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2522">
            <text:p>2.62522</text:p>
          </table:table-cell>
          <table:table-cell office:value-type="string">
            <text:p>A</text:p>
          </table:table-cell>
          <table:table-cell/>
          <table:table-cell office:value-type="string">
            <text:p>dist.pz.700.dat:</text:p>
          </table:table-cell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string">
            <text:p>dist.pz.7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2522">
            <text:p>2.6252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70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881">
            <text:p>2.48881</text:p>
          </table:table-cell>
          <table:table-cell office:value-type="string">
            <text:p>A</text:p>
          </table:table-cell>
          <table:table-cell/>
          <table:table-cell office:value-type="string">
            <text:p>dist.pz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881">
            <text:p>2.4888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5791">
            <text:p>2.45791</text:p>
          </table:table-cell>
          <table:table-cell office:value-type="string">
            <text:p>A</text:p>
          </table:table-cell>
          <table:table-cell/>
          <table:table-cell office:value-type="string">
            <text:p>dist.pz.750.dat: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8607">
            <text:p>2.38607</text:p>
          </table:table-cell>
          <table:table-cell office:value-type="string">
            <text:p>A</text:p>
          </table:table-cell>
          <table:table-cell/>
          <table:table-cell office:value-type="string">
            <text:p>dist.pz.750.dat: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8607">
            <text:p>2.3860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8881">
            <text:p>2.4888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8607">
            <text:p>2.38607</text:p>
          </table:table-cell>
          <table:table-cell office:value-type="string">
            <text:p>A</text:p>
          </table:table-cell>
          <table:table-cell/>
          <table:table-cell office:value-type="string">
            <text:p>dist.pz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8607">
            <text:p>2.38607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5791">
            <text:p>2.45791</text:p>
          </table:table-cell>
          <table:table-cell office:value-type="string">
            <text:p>A</text:p>
          </table:table-cell>
          <table:table-cell/>
          <table:table-cell office:value-type="string">
            <text:p>dist.pz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0593">
            <text:p>2.60593</text:p>
          </table:table-cell>
          <table:table-cell office:value-type="string">
            <text:p>A</text:p>
          </table:table-cell>
          <table:table-cell/>
          <table:table-cell office:value-type="string">
            <text:p>dist.pz.750.dat: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dist.pz.7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60593">
            <text:p>2.6059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75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7335">
            <text:p>2.47335</text:p>
          </table:table-cell>
          <table:table-cell office:value-type="string">
            <text:p>A</text:p>
          </table:table-cell>
          <table:table-cell/>
          <table:table-cell office:value-type="string">
            <text:p>dist.pz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7335">
            <text:p>2.4733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4538">
            <text:p>2.44538</text:p>
          </table:table-cell>
          <table:table-cell office:value-type="string">
            <text:p>A</text:p>
          </table:table-cell>
          <table:table-cell/>
          <table:table-cell office:value-type="string">
            <text:p>dist.pz.800.dat: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7414">
            <text:p>2.37414</text:p>
          </table:table-cell>
          <table:table-cell office:value-type="string">
            <text:p>A</text:p>
          </table:table-cell>
          <table:table-cell/>
          <table:table-cell office:value-type="string">
            <text:p>dist.pz.800.dat: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7414">
            <text:p>2.3741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7335">
            <text:p>2.47335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7414">
            <text:p>2.37414</text:p>
          </table:table-cell>
          <table:table-cell office:value-type="string">
            <text:p>A</text:p>
          </table:table-cell>
          <table:table-cell/>
          <table:table-cell office:value-type="string">
            <text:p>dist.pz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7414">
            <text:p>2.3741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4538">
            <text:p>2.44538</text:p>
          </table:table-cell>
          <table:table-cell office:value-type="string">
            <text:p>A</text:p>
          </table:table-cell>
          <table:table-cell/>
          <table:table-cell office:value-type="string">
            <text:p>dist.pz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8772">
            <text:p>2.58772</text:p>
          </table:table-cell>
          <table:table-cell office:value-type="string">
            <text:p>A</text:p>
          </table:table-cell>
          <table:table-cell/>
          <table:table-cell office:value-type="string">
            <text:p>dist.pz.800.dat:</text:p>
          </table:table-cell>
        </table:table-row>
        <table:table-row table:style-name="ro1" table:visibility="filter">
          <table:table-cell office:value-type="float" office:value="800">
            <text:p>800</text:p>
          </table:table-cell>
          <table:table-cell office:value-type="string">
            <text:p>dist.pz.8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8772">
            <text:p>2.5877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80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5871">
            <text:p>2.45871</text:p>
          </table:table-cell>
          <table:table-cell office:value-type="string">
            <text:p>A</text:p>
          </table:table-cell>
          <table:table-cell/>
          <table:table-cell office:value-type="string">
            <text:p>dist.pz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5871">
            <text:p>2.4587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3349">
            <text:p>2.43349</text:p>
          </table:table-cell>
          <table:table-cell office:value-type="string">
            <text:p>A</text:p>
          </table:table-cell>
          <table:table-cell/>
          <table:table-cell office:value-type="string">
            <text:p>dist.pz.850.dat: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6279">
            <text:p>2.36279</text:p>
          </table:table-cell>
          <table:table-cell office:value-type="string">
            <text:p>A</text:p>
          </table:table-cell>
          <table:table-cell/>
          <table:table-cell office:value-type="string">
            <text:p>dist.pz.850.dat: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6279">
            <text:p>2.3627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5871">
            <text:p>2.45871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6279">
            <text:p>2.36279</text:p>
          </table:table-cell>
          <table:table-cell office:value-type="string">
            <text:p>A</text:p>
          </table:table-cell>
          <table:table-cell/>
          <table:table-cell office:value-type="string">
            <text:p>dist.pz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6279">
            <text:p>2.3627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3349">
            <text:p>2.43349</text:p>
          </table:table-cell>
          <table:table-cell office:value-type="string">
            <text:p>A</text:p>
          </table:table-cell>
          <table:table-cell/>
          <table:table-cell office:value-type="string">
            <text:p>dist.pz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7049">
            <text:p>2.57049</text:p>
          </table:table-cell>
          <table:table-cell office:value-type="string">
            <text:p>A</text:p>
          </table:table-cell>
          <table:table-cell/>
          <table:table-cell office:value-type="string">
            <text:p>dist.pz.850.dat:</text:p>
          </table:table-cell>
        </table:table-row>
        <table:table-row table:style-name="ro1" table:visibility="filter">
          <table:table-cell office:value-type="float" office:value="850">
            <text:p>850</text:p>
          </table:table-cell>
          <table:table-cell office:value-type="string">
            <text:p>dist.pz.8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7049">
            <text:p>2.5704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85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4482">
            <text:p>2.44482</text:p>
          </table:table-cell>
          <table:table-cell office:value-type="string">
            <text:p>A</text:p>
          </table:table-cell>
          <table:table-cell/>
          <table:table-cell office:value-type="string">
            <text:p>dist.pz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4482">
            <text:p>2.4448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2219">
            <text:p>2.42219</text:p>
          </table:table-cell>
          <table:table-cell office:value-type="string">
            <text:p>A</text:p>
          </table:table-cell>
          <table:table-cell/>
          <table:table-cell office:value-type="string">
            <text:p>dist.pz.900.dat: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5199">
            <text:p>2.35199</text:p>
          </table:table-cell>
          <table:table-cell office:value-type="string">
            <text:p>A</text:p>
          </table:table-cell>
          <table:table-cell/>
          <table:table-cell office:value-type="string">
            <text:p>dist.pz.900.dat: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5199">
            <text:p>2.3519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4482">
            <text:p>2.44482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5199">
            <text:p>2.35199</text:p>
          </table:table-cell>
          <table:table-cell office:value-type="string">
            <text:p>A</text:p>
          </table:table-cell>
          <table:table-cell/>
          <table:table-cell office:value-type="string">
            <text:p>dist.pz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5199">
            <text:p>2.3519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2219">
            <text:p>2.42219</text:p>
          </table:table-cell>
          <table:table-cell office:value-type="string">
            <text:p>A</text:p>
          </table:table-cell>
          <table:table-cell/>
          <table:table-cell office:value-type="string">
            <text:p>dist.pz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5406">
            <text:p>2.55406</text:p>
          </table:table-cell>
          <table:table-cell office:value-type="string">
            <text:p>A</text:p>
          </table:table-cell>
          <table:table-cell/>
          <table:table-cell office:value-type="string">
            <text:p>dist.pz.900.dat:</text:p>
          </table:table-cell>
        </table:table-row>
        <table:table-row table:style-name="ro1" table:visibility="filter">
          <table:table-cell office:value-type="float" office:value="900">
            <text:p>900</text:p>
          </table:table-cell>
          <table:table-cell office:value-type="string">
            <text:p>dist.pz.9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5406">
            <text:p>2.55406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90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3159">
            <text:p>2.43159</text:p>
          </table:table-cell>
          <table:table-cell office:value-type="string">
            <text:p>A</text:p>
          </table:table-cell>
          <table:table-cell/>
          <table:table-cell office:value-type="string">
            <text:p>dist.pz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3159">
            <text:p>2.4315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1145">
            <text:p>2.41145</text:p>
          </table:table-cell>
          <table:table-cell office:value-type="string">
            <text:p>A</text:p>
          </table:table-cell>
          <table:table-cell/>
          <table:table-cell office:value-type="string">
            <text:p>dist.pz.950.dat: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4168">
            <text:p>2.34168</text:p>
          </table:table-cell>
          <table:table-cell office:value-type="string">
            <text:p>A</text:p>
          </table:table-cell>
          <table:table-cell/>
          <table:table-cell office:value-type="string">
            <text:p>dist.pz.950.dat: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4168">
            <text:p>2.3416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3159">
            <text:p>2.4315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4168">
            <text:p>2.34168</text:p>
          </table:table-cell>
          <table:table-cell office:value-type="string">
            <text:p>A</text:p>
          </table:table-cell>
          <table:table-cell/>
          <table:table-cell office:value-type="string">
            <text:p>dist.pz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4168">
            <text:p>2.34168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1145">
            <text:p>2.41145</text:p>
          </table:table-cell>
          <table:table-cell office:value-type="string">
            <text:p>A</text:p>
          </table:table-cell>
          <table:table-cell/>
          <table:table-cell office:value-type="string">
            <text:p>dist.pz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3839">
            <text:p>2.53839</text:p>
          </table:table-cell>
          <table:table-cell office:value-type="string">
            <text:p>A</text:p>
          </table:table-cell>
          <table:table-cell/>
          <table:table-cell office:value-type="string">
            <text:p>dist.pz.950.dat:</text:p>
          </table:table-cell>
        </table:table-row>
        <table:table-row table:style-name="ro1" table:visibility="filter">
          <table:table-cell office:value-type="float" office:value="950">
            <text:p>950</text:p>
          </table:table-cell>
          <table:table-cell office:value-type="string">
            <text:p>dist.pz.95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3839">
            <text:p>2.5383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95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1894">
            <text:p>2.41894</text:p>
          </table:table-cell>
          <table:table-cell office:value-type="string">
            <text:p>A</text:p>
          </table:table-cell>
          <table:table-cell/>
          <table:table-cell office:value-type="string">
            <text:p>dist.pz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1894">
            <text:p>2.4189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40122">
            <text:p>2.40122</text:p>
          </table:table-cell>
          <table:table-cell office:value-type="string">
            <text:p>A</text:p>
          </table:table-cell>
          <table:table-cell/>
          <table:table-cell office:value-type="string">
            <text:p>dist.pz.1000.dat: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3183">
            <text:p>2.33183</text:p>
          </table:table-cell>
          <table:table-cell office:value-type="string">
            <text:p>A</text:p>
          </table:table-cell>
          <table:table-cell/>
          <table:table-cell office:value-type="string">
            <text:p>dist.pz.1000.dat: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33183">
            <text:p>2.3318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b-Mg</text:p>
          </table:table-cell>
          <table:table-cell office:value-type="float" office:value="2.41894">
            <text:p>2.41894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3183">
            <text:p>2.33183</text:p>
          </table:table-cell>
          <table:table-cell office:value-type="string">
            <text:p>A</text:p>
          </table:table-cell>
          <table:table-cell/>
          <table:table-cell office:value-type="string">
            <text:p>dist.pz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b-Mg</text:p>
          </table:table-cell>
          <table:table-cell office:value-type="float" office:value="2.33183">
            <text:p>2.33183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b-Mg</text:p>
          </table:table-cell>
          <table:table-cell office:value-type="float" office:value="2.40122">
            <text:p>2.40122</text:p>
          </table:table-cell>
          <table:table-cell office:value-type="string">
            <text:p>A</text:p>
          </table:table-cell>
          <table:table-cell/>
          <table:table-cell office:value-type="string">
            <text:p>dist.pz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2329">
            <text:p>2.52329</text:p>
          </table:table-cell>
          <table:table-cell office:value-type="string">
            <text:p>A</text:p>
          </table:table-cell>
          <table:table-cell/>
          <table:table-cell office:value-type="string">
            <text:p>dist.pz.1000.dat:</text:p>
          </table:table-cell>
        </table:table-row>
        <table:table-row table:style-name="ro1" table:visibility="filter">
          <table:table-cell office:value-type="float" office:value="1000">
            <text:p>1000</text:p>
          </table:table-cell>
          <table:table-cell office:value-type="string">
            <text:p>dist.pz.1000.dat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g-Mg</text:p>
          </table:table-cell>
          <table:table-cell office:value-type="float" office:value="2.52329">
            <text:p>2.52329</text:p>
          </table:table-cell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dist.pz.1000.dat:</text:p>
          </table:table-cell>
        </table:table-row>
      </table:table>
      <table:table table:name="pbe" table:style-name="ta1">
        <table:table-column table:style-name="co3" table:number-columns-repeated="4" table:default-cell-style-name="Default"/>
        <table:table-row table:style-name="ro1">
          <table:table-cell office:value-type="string">
            <text:p>pressure</text:p>
          </table:table-cell>
          <table:table-cell office:value-type="string">
            <text:p>D1-4</text:p>
          </table:table-cell>
          <table:table-cell office:value-type="string">
            <text:p>D2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.95305">
            <text:p>2.95305</text:p>
          </table:table-cell>
          <table:table-cell office:value-type="float" office:value="2.84493">
            <text:p>2.8449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2.87334">
            <text:p>2.87334</text:p>
          </table:table-cell>
          <table:table-cell office:value-type="float" office:value="2.77321">
            <text:p>2.7732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2.81564">
            <text:p>2.81564</text:p>
          </table:table-cell>
          <table:table-cell office:value-type="float" office:value="2.72029">
            <text:p>2.7202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2.76952">
            <text:p>2.76952</text:p>
          </table:table-cell>
          <table:table-cell office:value-type="float" office:value="2.67793">
            <text:p>2.6779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2.73098">
            <text:p>2.73098</text:p>
          </table:table-cell>
          <table:table-cell office:value-type="float" office:value="2.64247">
            <text:p>2.6424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float" office:value="2.69788">
            <text:p>2.69788</text:p>
          </table:table-cell>
          <table:table-cell office:value-type="float" office:value="2.61191">
            <text:p>2.6119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2.66882">
            <text:p>2.66882</text:p>
          </table:table-cell>
          <table:table-cell office:value-type="float" office:value="2.58499">
            <text:p>2.5849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float" office:value="2.64297">
            <text:p>2.64297</text:p>
          </table:table-cell>
          <table:table-cell office:value-type="float" office:value="2.5609">
            <text:p>2.560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float" office:value="2.61971">
            <text:p>2.61971</text:p>
          </table:table-cell>
          <table:table-cell office:value-type="float" office:value="2.53908">
            <text:p>2.5390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2.59864">
            <text:p>2.59864</text:p>
          </table:table-cell>
          <table:table-cell office:value-type="float" office:value="2.51918">
            <text:p>2.519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2.5794">
            <text:p>2.5794</text:p>
          </table:table-cell>
          <table:table-cell office:value-type="float" office:value="2.50089">
            <text:p>2.50089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number-columns-repeated="2" office:value-type="float" office:value="2.56168">
            <text:p>2.56168</text:p>
          </table:table-cell>
          <table:table-cell office:value-type="float" office:value="2.484">
            <text:p>2.48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2.54526">
            <text:p>2.54526</text:p>
          </table:table-cell>
          <table:table-cell office:value-type="float" office:value="2.46829">
            <text:p>2.46829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number-columns-repeated="2" office:value-type="float" office:value="2.52998">
            <text:p>2.52998</text:p>
          </table:table-cell>
          <table:table-cell office:value-type="float" office:value="2.45361">
            <text:p>2.4536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float" office:value="2.51564">
            <text:p>2.51564</text:p>
          </table:table-cell>
          <table:table-cell office:value-type="float" office:value="2.43982">
            <text:p>2.4398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number-columns-repeated="2" office:value-type="float" office:value="2.50214">
            <text:p>2.50214</text:p>
          </table:table-cell>
          <table:table-cell office:value-type="float" office:value="2.4268">
            <text:p>2.4268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2.48939">
            <text:p>2.48939</text:p>
          </table:table-cell>
          <table:table-cell office:value-type="float" office:value="2.41448">
            <text:p>2.41448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2.47731">
            <text:p>2.47731</text:p>
          </table:table-cell>
          <table:table-cell office:value-type="float" office:value="2.40278">
            <text:p>2.40278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2.46583">
            <text:p>2.46583</text:p>
          </table:table-cell>
          <table:table-cell office:value-type="float" office:value="2.39164">
            <text:p>2.39164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number-columns-repeated="2" office:value-type="float" office:value="2.45492">
            <text:p>2.45492</text:p>
          </table:table-cell>
          <table:table-cell office:value-type="float" office:value="2.38102">
            <text:p>2.3810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2.44455">
            <text:p>2.44455</text:p>
          </table:table-cell>
          <table:table-cell office:value-type="float" office:value="2.37087">
            <text:p>2.37087</text:p>
          </table:table-cell>
        </table:table-row>
      </table:table>
      <table:table table:name="pbe-vdw" table:style-name="ta1">
        <table:table-column table:style-name="co3" table:default-cell-style-name="Default"/>
        <table:table-row table:style-name="ro1">
          <table:table-cell/>
        </table:table-row>
      </table:table>
      <table:table table:name="pz" table:style-name="ta1">
        <table:table-column table:style-name="co3" table:default-cell-style-name="Default"/>
        <table:table-row table:style-name="ro1">
          <table:table-cell/>
        </table:table-row>
      </table:table>
      <table:table table:name="pz-vdw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3.A1:Sheet3.I883" table:display-filter-buttons="true">
          <table:filter>
            <table:filter-and>
              <table:filter-condition table:field-number="2" table:value="1" table:operator="="/>
              <table:filter-condition table:field-number="3" table:value="5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nand </meta:initial-creator>
    <meta:creation-date>2018-01-12T16:43:06</meta:creation-date>
    <dc:date>2018-01-12T17:37:30</dc:date>
    <dc:creator>aanand </dc:creator>
    <meta:editing-duration>PT53M20S</meta:editing-duration>
    <meta:editing-cycles>7</meta:editing-cycles>
    <meta:generator>LibreOffice/3.5$Linux_x86 LibreOffice_project/350m1$Build-202</meta:generator>
    <meta:document-statistic meta:table-count="5" meta:cell-count="7549" meta:object-count="0"/>
  </office:meta>
</office:document-meta>
</file>